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Mono" svg:font-family="&quot;Liberation Mono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66CC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66CCFF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200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9999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00CC00"/>
    </style:style>
    <style:style style:name="ce13" style:family="table-cell" style:parent-style-name="Default" style:data-style-name="N0">
      <style:table-cell-properties fo:background-color="#FF9999"/>
    </style:style>
    <style:style style:name="ce14" style:family="table-cell" style:parent-style-name="Default" style:data-style-name="N1">
      <style:table-cell-properties fo:background-color="transparent"/>
    </style:style>
    <style:style style:name="ce15" style:family="table-cell" style:parent-style-name="Default" style:data-style-name="N0">
      <style:text-properties style:font-name="Liberation Serif" style:font-name-asian="Liberation Serif" style:font-name-complex="Liberation Serif" fo:font-size="7pt" style:font-size-asian="7pt" style:font-size-complex="7pt"/>
    </style:style>
    <style:style style:name="ce16" style:family="table-cell" style:parent-style-name="Default" style:data-style-name="N36">
      <style:table-cell-properties fo:background-color="#CC66FF"/>
    </style:style>
    <style:style style:name="ce17" style:family="table-cell" style:parent-style-name="Default" style:data-style-name="N36">
      <style:table-cell-properties fo:background-color="#FFCCFF"/>
    </style:style>
    <style:style style:name="ce18" style:family="table-cell" style:parent-style-name="Default" style:data-style-name="N0">
      <style:table-cell-properties fo:background-color="#CC66FF"/>
    </style:style>
    <style:style style:name="ce19" style:family="table-cell" style:parent-style-name="Default" style:data-style-name="N36"/>
    <style:style style:name="ce20" style:family="table-cell" style:parent-style-name="Default" style:data-style-name="N36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4.52966666666667cm"/>
    </style:style>
    <style:style style:name="co6" style:family="table-column">
      <style:table-column-properties fo:break-before="auto" style:column-width="4.16983333333333cm"/>
    </style:style>
    <style:style style:name="co7" style:family="table-column">
      <style:table-column-properties fo:break-before="auto" style:column-width="5.94783333333333cm"/>
    </style:style>
    <style:style style:name="co8" style:family="table-column">
      <style:table-column-properties fo:break-before="auto" style:column-width="4.46616666666667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9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989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<text:s/>Serial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office:value-type="string" table:style-name="ce1">
            <text:p>Total Time</text:p>
          </table:table-cell>
          <table:table-cell office:value-type="string" table:style-name="ce2">
            <text:p>Kernel Time</text:p>
          </table:table-cell>
          <table:table-cell table:style-name="ce2"/>
          <table:table-cell table:number-columns-repeated="16355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Depth = 2</text:p>
          </table:table-cell>
          <table:table-cell table:style-name="ce2"/>
          <table:table-cell office:value-type="string" table:style-name="ce1">
            <text:p>Depth = 2</text:p>
          </table:table-cell>
          <table:table-cell table:style-name="ce2"/>
          <table:table-cell office:value-type="string" table:style-name="ce1">
            <text:p>Depth = 2</text:p>
          </table:table-cell>
          <table:table-cell table:style-name="ce2"/>
          <table:table-cell office:value-type="string" table:style-name="ce1">
            <text:p>Depth = 4</text:p>
          </table:table-cell>
          <table:table-cell table:style-name="ce3"/>
          <table:table-cell office:value-type="string" table:style-name="ce1">
            <text:p>Depth = 4</text:p>
          </table:table-cell>
          <table:table-cell table:style-name="ce3"/>
          <table:table-cell office:value-type="string" table:style-name="ce1">
            <text:p>Depth = 4</text:p>
          </table:table-cell>
          <table:table-cell table:style-name="ce3"/>
          <table:table-cell office:value-type="string" table:style-name="ce4">
            <text:p>Depth: 5</text:p>
          </table:table-cell>
          <table:table-cell table:style-name="ce5"/>
          <table:table-cell office:value-type="string" table:style-name="ce4">
            <text:p>Depth: 5</text:p>
          </table:table-cell>
          <table:table-cell table:style-name="ce5"/>
          <table:table-cell office:value-type="string" table:style-name="ce2">
            <text:p>Depth: 5</text:p>
          </table:table-cell>
          <table:table-cell table:style-name="ce3"/>
          <table:table-cell table:style-name="ce2"/>
          <table:table-cell table:number-columns-repeated="16355" table:style-name="ce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1">
            <text:p>Serial (labs)</text:p>
          </table:table-cell>
          <table:table-cell office:value-type="string" table:style-name="ce7">
            <text:p>Serial time laptop</text:p>
          </table:table-cell>
          <table:table-cell office:value-type="string" table:style-name="ce7">
            <text:p>MPI(off cluster time)</text:p>
          </table:table-cell>
          <table:table-cell office:value-type="string" table:style-name="ce1">
            <text:p>MPI(Cluster) time 1 node</text:p>
          </table:table-cell>
          <table:table-cell office:value-type="string" table:style-name="ce1">
            <text:p>MPI(Cluster) time 2 node</text:p>
          </table:table-cell>
          <table:table-cell office:value-type="string" table:style-name="ce1">
            <text:p>MPI(Cluster) time 4 node</text:p>
          </table:table-cell>
          <table:table-cell office:value-type="string" table:style-name="ce1">
            <text:p>MPI(Cluster) time 8 node</text:p>
          </table:table-cell>
          <table:table-cell office:value-type="string" table:style-name="ce1">
            <text:p>MPI(Cluster) time 10 nodes</text:p>
          </table:table-cell>
          <table:table-cell office:value-type="string" table:style-name="ce6">
            <text:p>n</text:p>
          </table:table-cell>
          <table:table-cell office:value-type="string" table:style-name="ce1">
            <text:p>Threads: 32</text:p>
          </table:table-cell>
          <table:table-cell table:style-name="ce2"/>
          <table:table-cell office:value-type="string" table:style-name="ce1">
            <text:p>Threads: 64</text:p>
          </table:table-cell>
          <table:table-cell table:style-name="ce2"/>
          <table:table-cell office:value-type="string" table:style-name="ce1">
            <text:p>Threads: 128</text:p>
          </table:table-cell>
          <table:table-cell table:style-name="ce2"/>
          <table:table-cell office:value-type="string" table:style-name="ce1">
            <text:p>Threads: 32</text:p>
          </table:table-cell>
          <table:table-cell table:style-name="ce3"/>
          <table:table-cell office:value-type="string" table:style-name="ce1">
            <text:p>Threads: 64</text:p>
          </table:table-cell>
          <table:table-cell table:style-name="ce3"/>
          <table:table-cell office:value-type="string" table:style-name="ce1">
            <text:p>Threads: 128</text:p>
          </table:table-cell>
          <table:table-cell table:style-name="ce3"/>
          <table:table-cell office:value-type="string" table:style-name="ce1">
            <text:p>Thread: 32</text:p>
          </table:table-cell>
          <table:table-cell table:style-name="ce3"/>
          <table:table-cell office:value-type="string" table:style-name="ce1">
            <text:p>Threads: 64</text:p>
          </table:table-cell>
          <table:table-cell table:style-name="ce3"/>
          <table:table-cell office:value-type="string" table:style-name="ce1">
            <text:p>Thread: 128</text:p>
          </table:table-cell>
          <table:table-cell table:style-name="ce3"/>
          <table:table-cell table:style-name="ce2"/>
          <table:table-cell office:value-type="string" table:style-name="ce1">
            <text:p>Actual number of solutions</text:p>
          </table:table-cell>
          <table:table-cell table:number-columns-repeated="16354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1.9900000000000001E-4" table:style-name="ce1">
            <text:p>0,000199</text:p>
          </table:table-cell>
          <table:table-cell office:value-type="float" office:value="1.8799999999999999E-4" table:style-name="ce7">
            <text:p>0,000188</text:p>
          </table:table-cell>
          <table:table-cell office:value-type="float" office:value="2.4399999999999999E-4" table:style-name="ce7">
            <text:p>0,000244</text:p>
          </table:table-cell>
          <table:table-cell office:value-type="float" office:value="1.8000000000000001E-4" table:style-name="ce1">
            <text:p>0,00018</text:p>
          </table:table-cell>
          <table:table-cell office:value-type="float" office:value="4.8700000000000002E-4" table:style-name="ce1">
            <text:p>0,000487</text:p>
          </table:table-cell>
          <table:table-cell office:value-type="float" office:value="4.17E-4" table:style-name="ce1">
            <text:p>0,000417</text:p>
          </table:table-cell>
          <table:table-cell office:value-type="float" office:value="6.8400000000000004E-4" table:style-name="ce1">
            <text:p>0,000684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0.17282800000000001" table:formula="of:=[.K25]*[.$J$1]" table:style-name="ce1">
            <text:p>0,172828</text:p>
          </table:table-cell>
          <table:table-cell office:value-type="float" office:value="3.8000000000000002E-5" table:formula="of:=[.L25]*[.$J$1]" table:style-name="ce2">
            <text:p>0,000038</text:p>
          </table:table-cell>
          <table:table-cell office:value-type="float" office:value="0.15284800000000001" table:formula="of:=[.M25]*[.$J$1]" table:style-name="ce2">
            <text:p>0,152848</text:p>
          </table:table-cell>
          <table:table-cell office:value-type="float" office:value="3.4E-5" table:formula="of:=[.N25]*[.$J$1]" table:style-name="ce2">
            <text:p>0,000034</text:p>
          </table:table-cell>
          <table:table-cell office:value-type="float" office:value="0.14971000000000001" table:formula="of:=[.O25]*[.$J$1]" table:style-name="ce2">
            <text:p>0,14971</text:p>
          </table:table-cell>
          <table:table-cell office:value-type="float" office:value="3.4E-5" table:formula="of:=[.P25]*[.$J$1]" table:style-name="ce2">
            <text:p>0,0000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0" table:style-name="ce1">
            <text:p>10</text:p>
          </table:table-cell>
          <table:table-cell table:number-columns-repeated="16354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.5199999999999999E-4" table:style-name="ce1">
            <text:p>0,000352</text:p>
          </table:table-cell>
          <table:table-cell office:value-type="float" office:value="2.9599999999999998E-4" table:style-name="ce7">
            <text:p>0,000296</text:p>
          </table:table-cell>
          <table:table-cell office:value-type="float" office:value="1.6899999999999999E-4" table:style-name="ce7">
            <text:p>0,000169</text:p>
          </table:table-cell>
          <table:table-cell office:value-type="float" office:value="3.39E-4" table:style-name="ce1">
            <text:p>0,000339</text:p>
          </table:table-cell>
          <table:table-cell office:value-type="float" office:value="2.0900000000000001E-4" table:style-name="ce1">
            <text:p>0,000209</text:p>
          </table:table-cell>
          <table:table-cell office:value-type="float" office:value="5.4000000000000001E-4" table:style-name="ce1">
            <text:p>0,00054</text:p>
          </table:table-cell>
          <table:table-cell office:value-type="float" office:value="5.4199999999999995E-4" table:style-name="ce1">
            <text:p>0,000542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0.14713599999999999" table:formula="of:=[.K26]*[.$J$1]" table:style-name="ce1">
            <text:p>0,147136</text:p>
          </table:table-cell>
          <table:table-cell office:value-type="float" office:value="4.0000000000000003E-5" table:formula="of:=[.L26]*[.$J$1]" table:style-name="ce2">
            <text:p>0,00004</text:p>
          </table:table-cell>
          <table:table-cell office:value-type="float" office:value="0.15967200000000001" table:formula="of:=[.M26]*[.$J$1]" table:style-name="ce2">
            <text:p>0,159672</text:p>
          </table:table-cell>
          <table:table-cell office:value-type="float" office:value="3.8000000000000002E-5" table:formula="of:=[.N26]*[.$J$1]" table:style-name="ce2">
            <text:p>0,000038</text:p>
          </table:table-cell>
          <table:table-cell office:value-type="float" office:value="0.146482" table:formula="of:=[.O26]*[.$J$1]" table:style-name="ce2">
            <text:p>0,146482</text:p>
          </table:table-cell>
          <table:table-cell office:value-type="float" office:value="3.8000000000000002E-5" table:formula="of:=[.P26]*[.$J$1]" table:style-name="ce2">
            <text:p>0,000038</text:p>
          </table:table-cell>
          <table:table-cell office:value-type="float" office:value="0.14641799999999999" table:formula="of:=[.Q26]*[.$J$1]" table:style-name="ce2">
            <text:p>0,146418</text:p>
          </table:table-cell>
          <table:table-cell office:value-type="float" office:value="3.4E-5" table:formula="of:=[.R26]*[.$J$1]" table:style-name="ce2">
            <text:p>0,000034</text:p>
          </table:table-cell>
          <table:table-cell office:value-type="float" office:value="0.146948" table:formula="of:=[.S26]*[.$J$1]" table:style-name="ce2">
            <text:p>0,146948</text:p>
          </table:table-cell>
          <table:table-cell office:value-type="float" office:value="3.4E-5" table:formula="of:=[.T26]*[.$J$1]" table:style-name="ce2">
            <text:p>0,000034</text:p>
          </table:table-cell>
          <table:table-cell office:value-type="float" office:value="0.14877000000000001" table:formula="of:=[.U26]*[.$J$1]" table:style-name="ce2">
            <text:p>0,14877</text:p>
          </table:table-cell>
          <table:table-cell office:value-type="float" office:value="3.4E-5" table:formula="of:=[.V26]*[.$J$1]" table:style-name="ce2">
            <text:p>0,0000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16354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5.0600000000000005E-4" table:style-name="ce1">
            <text:p>0,000506</text:p>
          </table:table-cell>
          <table:table-cell office:value-type="float" office:value="1.7200000000000001E-4" table:style-name="ce7">
            <text:p>0,000172</text:p>
          </table:table-cell>
          <table:table-cell office:value-type="float" office:value="1.2899999999999999E-4" table:style-name="ce7">
            <text:p>0,000129</text:p>
          </table:table-cell>
          <table:table-cell office:value-type="float" office:value="1.5996E-2" table:style-name="ce2">
            <text:p>0,015996</text:p>
          </table:table-cell>
          <table:table-cell office:value-type="float" office:value="7.0100000000000002E-4" table:style-name="ce2">
            <text:p>0,000701</text:p>
          </table:table-cell>
          <table:table-cell office:value-type="float" office:value="9.7599999999999998E-4" table:style-name="ce2">
            <text:p>0,000976</text:p>
          </table:table-cell>
          <table:table-cell office:value-type="float" office:value="3.77E-4" table:style-name="ce2">
            <text:p>0,000377</text:p>
          </table:table-cell>
          <table:table-cell table:style-name="ce2"/>
          <table:table-cell office:value-type="float" office:value="7" table:style-name="ce6">
            <text:p>7</text:p>
          </table:table-cell>
          <table:table-cell office:value-type="float" office:value="0.147426" table:formula="of:=[.K27]*[.$J$1]" table:style-name="ce1">
            <text:p>0,147426</text:p>
          </table:table-cell>
          <table:table-cell office:value-type="float" office:value="5.3999999999999998E-5" table:formula="of:=[.L27]*[.$J$1]" table:style-name="ce2">
            <text:p>0,000054</text:p>
          </table:table-cell>
          <table:table-cell office:value-type="float" office:value="0.15967200000000001" table:formula="of:=[.M27]*[.$J$1]" table:style-name="ce2">
            <text:p>0,159672</text:p>
          </table:table-cell>
          <table:table-cell office:value-type="float" office:value="5.5999999999999999E-5" table:formula="of:=[.N27]*[.$J$1]" table:style-name="ce2">
            <text:p>0,000056</text:p>
          </table:table-cell>
          <table:table-cell office:value-type="float" office:value="0.14774200000000001" table:formula="of:=[.O27]*[.$J$1]" table:style-name="ce2">
            <text:p>0,147742</text:p>
          </table:table-cell>
          <table:table-cell office:value-type="float" office:value="4.8000000000000001E-5" table:formula="of:=[.P27]*[.$J$1]" table:style-name="ce2">
            <text:p>0,000048</text:p>
          </table:table-cell>
          <table:table-cell office:value-type="float" office:value="0.14802000000000001" table:formula="of:=[.Q27]*[.$J$1]" table:style-name="ce2">
            <text:p>0,14802</text:p>
          </table:table-cell>
          <table:table-cell office:value-type="float" office:value="3.4E-5" table:formula="of:=[.R27]*[.$J$1]" table:style-name="ce2">
            <text:p>0,000034</text:p>
          </table:table-cell>
          <table:table-cell office:value-type="float" office:value="0.14666599999999999" table:formula="of:=[.S27]*[.$J$1]" table:style-name="ce2">
            <text:p>0,146666</text:p>
          </table:table-cell>
          <table:table-cell office:value-type="float" office:value="3.6000000000000001E-5" table:formula="of:=[.T27]*[.$J$1]" table:style-name="ce2">
            <text:p>0,000036</text:p>
          </table:table-cell>
          <table:table-cell office:value-type="float" office:value="0.153918" table:formula="of:=[.U27]*[.$J$1]" table:style-name="ce2">
            <text:p>0,153918</text:p>
          </table:table-cell>
          <table:table-cell office:value-type="float" office:value="3.6000000000000001E-5" table:formula="of:=[.V27]*[.$J$1]" table:style-name="ce2">
            <text:p>0,000036</text:p>
          </table:table-cell>
          <table:table-cell office:value-type="float" office:value="0.11856" table:style-name="ce2">
            <text:p>0,11856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0.12631200000000001" table:style-name="ce2">
            <text:p>0,126312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0.15038799999999999" table:style-name="ce8">
            <text:p>0,150388</text:p>
          </table:table-cell>
          <table:table-cell office:value-type="float" office:value="3.8999999999999999E-5" table:style-name="ce2">
            <text:p>0,000039</text:p>
          </table:table-cell>
          <table:table-cell table:style-name="ce2"/>
          <table:table-cell office:value-type="float" office:value="40" table:style-name="ce1">
            <text:p>40</text:p>
          </table:table-cell>
          <table:table-cell table:number-columns-repeated="16354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3.28E-4" table:style-name="ce1">
            <text:p>0,000328</text:p>
          </table:table-cell>
          <table:table-cell office:value-type="float" office:value="5.53E-4" table:style-name="ce7">
            <text:p>0,000553</text:p>
          </table:table-cell>
          <table:table-cell office:value-type="float" office:value="3.5599999999999998E-4" table:style-name="ce7">
            <text:p>0,000356</text:p>
          </table:table-cell>
          <table:table-cell office:value-type="float" office:value="1.5618999999999999E-2" table:style-name="ce1">
            <text:p>0,015619</text:p>
          </table:table-cell>
          <table:table-cell office:value-type="float" office:value="9.5299999999999996E-4" table:style-name="ce1">
            <text:p>0,000953</text:p>
          </table:table-cell>
          <table:table-cell office:value-type="float" office:value="6.4199999999999999E-4" table:style-name="ce1">
            <text:p>0,000642</text:p>
          </table:table-cell>
          <table:table-cell office:value-type="float" office:value="3.8299999999999999E-4" table:style-name="ce2">
            <text:p>0,000383</text:p>
          </table:table-cell>
          <table:table-cell table:style-name="ce2"/>
          <table:table-cell office:value-type="float" office:value="8" table:style-name="ce6">
            <text:p>8</text:p>
          </table:table-cell>
          <table:table-cell office:value-type="float" office:value="0.15992400000000001" table:formula="of:=[.K28]*[.$J$1]" table:style-name="ce1">
            <text:p>0,159924</text:p>
          </table:table-cell>
          <table:table-cell office:value-type="float" office:value="9.0000000000000006E-5" table:formula="of:=[.L28]*[.$J$1]" table:style-name="ce2">
            <text:p>0,00009</text:p>
          </table:table-cell>
          <table:table-cell office:value-type="float" office:value="0.150118" table:formula="of:=[.M28]*[.$J$1]" table:style-name="ce2">
            <text:p>0,150118</text:p>
          </table:table-cell>
          <table:table-cell office:value-type="float" office:value="7.7999999999999999E-5" table:formula="of:=[.N28]*[.$J$1]" table:style-name="ce2">
            <text:p>0,000078</text:p>
          </table:table-cell>
          <table:table-cell office:value-type="float" office:value="0.16680800000000001" table:formula="of:=[.O28]*[.$J$1]" table:style-name="ce2">
            <text:p>0,166808</text:p>
          </table:table-cell>
          <table:table-cell office:value-type="float" office:value="7.7999999999999999E-5" table:formula="of:=[.P28]*[.$J$1]" table:style-name="ce2">
            <text:p>0,000078</text:p>
          </table:table-cell>
          <table:table-cell office:value-type="float" office:value="0.14693600000000001" table:formula="of:=[.Q28]*[.$J$1]" table:style-name="ce2">
            <text:p>0,146936</text:p>
          </table:table-cell>
          <table:table-cell office:value-type="float" office:value="4.0000000000000003E-5" table:formula="of:=[.R28]*[.$J$1]" table:style-name="ce2">
            <text:p>0,00004</text:p>
          </table:table-cell>
          <table:table-cell office:value-type="float" office:value="0.146038" table:formula="of:=[.S28]*[.$J$1]" table:style-name="ce2">
            <text:p>0,146038</text:p>
          </table:table-cell>
          <table:table-cell office:value-type="float" office:value="4.1999999999999998E-5" table:formula="of:=[.T28]*[.$J$1]" table:style-name="ce2">
            <text:p>0,000042</text:p>
          </table:table-cell>
          <table:table-cell office:value-type="float" office:value="0.15148800000000001" table:formula="of:=[.U28]*[.$J$1]" table:style-name="ce2">
            <text:p>0,151488</text:p>
          </table:table-cell>
          <table:table-cell office:value-type="float" office:value="4.0000000000000003E-5" table:formula="of:=[.V28]*[.$J$1]" table:style-name="ce2">
            <text:p>0,00004</text:p>
          </table:table-cell>
          <table:table-cell office:value-type="float" office:value="0.1191" table:style-name="ce2">
            <text:p>0,1191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0.14323" table:style-name="ce2">
            <text:p>0,14323</text:p>
          </table:table-cell>
          <table:table-cell office:value-type="float" office:value="3.4E-5" table:style-name="ce2">
            <text:p>0,000034</text:p>
          </table:table-cell>
          <table:table-cell office:value-type="float" office:value="0.12263" table:style-name="ce2">
            <text:p>0,12263</text:p>
          </table:table-cell>
          <table:table-cell office:value-type="float" office:value="3.4999999999999997E-5" table:style-name="ce2">
            <text:p>0,000035</text:p>
          </table:table-cell>
          <table:table-cell table:style-name="ce2"/>
          <table:table-cell office:value-type="float" office:value="92" table:style-name="ce1">
            <text:p>92</text:p>
          </table:table-cell>
          <table:table-cell table:number-columns-repeated="16354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1.392E-3" table:style-name="ce1">
            <text:p>0,001392</text:p>
          </table:table-cell>
          <table:table-cell office:value-type="float" office:value="2.575E-3" table:style-name="ce7">
            <text:p>0,002575</text:p>
          </table:table-cell>
          <table:table-cell office:value-type="float" office:value="6.8800000000000003E-4" table:style-name="ce7">
            <text:p>0,000688</text:p>
          </table:table-cell>
          <table:table-cell office:value-type="float" office:value="2.6665000000000001E-2" table:style-name="ce2">
            <text:p>0,026665</text:p>
          </table:table-cell>
          <table:table-cell office:value-type="float" office:value="9.5100000000000002E-4" table:style-name="ce2">
            <text:p>0,000951</text:p>
          </table:table-cell>
          <table:table-cell office:value-type="float" office:value="1.026E-3" table:style-name="ce2">
            <text:p>0,001026</text:p>
          </table:table-cell>
          <table:table-cell office:value-type="float" office:value="9.5799999999999998E-4" table:style-name="ce2">
            <text:p>0,000958</text:p>
          </table:table-cell>
          <table:table-cell table:style-name="ce2"/>
          <table:table-cell office:value-type="float" office:value="9" table:style-name="ce6">
            <text:p>9</text:p>
          </table:table-cell>
          <table:table-cell office:value-type="float" office:value="0.15246799999999999" table:formula="of:=[.K29]*[.$J$1]" table:style-name="ce1">
            <text:p>0,152468</text:p>
          </table:table-cell>
          <table:table-cell office:value-type="float" office:value="2.02E-4" table:formula="of:=[.L29]*[.$J$1]" table:style-name="ce2">
            <text:p>0,000202</text:p>
          </table:table-cell>
          <table:table-cell office:value-type="float" office:value="0.14871999999999999" table:formula="of:=[.M29]*[.$J$1]" table:style-name="ce2">
            <text:p>0,14872</text:p>
          </table:table-cell>
          <table:table-cell office:value-type="float" office:value="1.6799999999999999E-4" table:formula="of:=[.N29]*[.$J$1]" table:style-name="ce2">
            <text:p>0,000168</text:p>
          </table:table-cell>
          <table:table-cell office:value-type="float" office:value="0.14687" table:formula="of:=[.O29]*[.$J$1]" table:style-name="ce2">
            <text:p>0,14687</text:p>
          </table:table-cell>
          <table:table-cell office:value-type="float" office:value="1.7000000000000001E-4" table:formula="of:=[.P29]*[.$J$1]" table:style-name="ce2">
            <text:p>0,00017</text:p>
          </table:table-cell>
          <table:table-cell office:value-type="float" office:value="0.146456" table:formula="of:=[.Q29]*[.$J$1]" table:style-name="ce2">
            <text:p>0,146456</text:p>
          </table:table-cell>
          <table:table-cell office:value-type="float" office:value="5.1999999999999997E-5" table:formula="of:=[.R29]*[.$J$1]" table:style-name="ce2">
            <text:p>0,000052</text:p>
          </table:table-cell>
          <table:table-cell office:value-type="float" office:value="0.14918400000000001" table:formula="of:=[.S29]*[.$J$1]" table:style-name="ce2">
            <text:p>0,149184</text:p>
          </table:table-cell>
          <table:table-cell office:value-type="float" office:value="5.3999999999999998E-5" table:formula="of:=[.T29]*[.$J$1]" table:style-name="ce2">
            <text:p>0,000054</text:p>
          </table:table-cell>
          <table:table-cell office:value-type="float" office:value="0.167658" table:formula="of:=[.U29]*[.$J$1]" table:style-name="ce2">
            <text:p>0,167658</text:p>
          </table:table-cell>
          <table:table-cell office:value-type="float" office:value="5.0000000000000002E-5" table:formula="of:=[.V29]*[.$J$1]" table:style-name="ce2">
            <text:p>0,00005</text:p>
          </table:table-cell>
          <table:table-cell office:value-type="float" office:value="0.14210600000000001" table:style-name="ce2">
            <text:p>0,142106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0.117036" table:style-name="ce2">
            <text:p>0,117036</text:p>
          </table:table-cell>
          <table:table-cell office:value-type="float" office:value="4.3000000000000002E-5" table:style-name="ce2">
            <text:p>0,000043</text:p>
          </table:table-cell>
          <table:table-cell office:value-type="float" office:value="0.146208" table:style-name="ce2">
            <text:p>0,146208</text:p>
          </table:table-cell>
          <table:table-cell office:value-type="float" office:value="4.6999999999999997E-5" table:style-name="ce2">
            <text:p>0,000047</text:p>
          </table:table-cell>
          <table:table-cell table:style-name="ce2"/>
          <table:table-cell office:value-type="float" office:value="352" table:style-name="ce1">
            <text:p>352</text:p>
          </table:table-cell>
          <table:table-cell table:number-columns-repeated="16354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.3530000000000002E-3" table:style-name="ce1">
            <text:p>0,007353</text:p>
          </table:table-cell>
          <table:table-cell office:value-type="float" office:value="1.1006E-2" table:style-name="ce7">
            <text:p>0,011006</text:p>
          </table:table-cell>
          <table:table-cell office:value-type="float" office:value="1.8029999999999999E-3" table:style-name="ce7">
            <text:p>0,001803</text:p>
          </table:table-cell>
          <table:table-cell office:value-type="float" office:value="2.8596E-2" table:style-name="ce1">
            <text:p>0,028596</text:p>
          </table:table-cell>
          <table:table-cell office:value-type="float" office:value="1.1069999999999999E-3" table:style-name="ce1">
            <text:p>0,001107</text:p>
          </table:table-cell>
          <table:table-cell office:value-type="float" office:value="1.794E-3" table:style-name="ce2">
            <text:p>0,001794</text:p>
          </table:table-cell>
          <table:table-cell office:value-type="float" office:value="1.678E-3" table:style-name="ce2">
            <text:p>0,001678</text:p>
          </table:table-cell>
          <table:table-cell table:style-name="ce2"/>
          <table:table-cell office:value-type="float" office:value="10" table:style-name="ce6">
            <text:p>10</text:p>
          </table:table-cell>
          <table:table-cell office:value-type="float" office:value="0.15503600000000001" table:formula="of:=[.K30]*[.$J$1]" table:style-name="ce1">
            <text:p>0,155036</text:p>
          </table:table-cell>
          <table:table-cell office:value-type="float" office:value="7.5600000000000005E-4" table:formula="of:=[.L30]*[.$J$1]" table:style-name="ce2">
            <text:p>0,000756</text:p>
          </table:table-cell>
          <table:table-cell office:value-type="float" office:value="0.14758599999999999" table:formula="of:=[.M30]*[.$J$1]" table:style-name="ce2">
            <text:p>0,147586</text:p>
          </table:table-cell>
          <table:table-cell office:value-type="float" office:value="6.1200000000000002E-4" table:formula="of:=[.N30]*[.$J$1]" table:style-name="ce2">
            <text:p>0,000612</text:p>
          </table:table-cell>
          <table:table-cell office:value-type="float" office:value="0.15060799999999999" table:formula="of:=[.O30]*[.$J$1]" table:style-name="ce2">
            <text:p>0,150608</text:p>
          </table:table-cell>
          <table:table-cell office:value-type="float" office:value="6.0800000000000003E-4" table:formula="of:=[.P30]*[.$J$1]" table:style-name="ce2">
            <text:p>0,000608</text:p>
          </table:table-cell>
          <table:table-cell office:value-type="float" office:value="0.148146" table:formula="of:=[.Q30]*[.$J$1]" table:style-name="ce2">
            <text:p>0,148146</text:p>
          </table:table-cell>
          <table:table-cell office:value-type="float" office:value="8.2000000000000001E-5" table:formula="of:=[.R30]*[.$J$1]" table:style-name="ce2">
            <text:p>0,000082</text:p>
          </table:table-cell>
          <table:table-cell office:value-type="float" office:value="0.14946200000000001" table:formula="of:=[.S30]*[.$J$1]" table:style-name="ce2">
            <text:p>0,149462</text:p>
          </table:table-cell>
          <table:table-cell office:value-type="float" office:value="8.3999999999999995E-5" table:formula="of:=[.T30]*[.$J$1]" table:style-name="ce2">
            <text:p>0,000084</text:p>
          </table:table-cell>
          <table:table-cell office:value-type="float" office:value="0.14738599999999999" table:formula="of:=[.U30]*[.$J$1]" table:style-name="ce2">
            <text:p>0,147386</text:p>
          </table:table-cell>
          <table:table-cell office:value-type="float" office:value="8.3999999999999995E-5" table:formula="of:=[.V30]*[.$J$1]" table:style-name="ce2">
            <text:p>0,000084</text:p>
          </table:table-cell>
          <table:table-cell office:value-type="float" office:value="0.14615800000000001" table:style-name="ce2">
            <text:p>0,146158</text:p>
          </table:table-cell>
          <table:table-cell office:value-type="float" office:value="6.3E-5" table:style-name="ce2">
            <text:p>0,000063</text:p>
          </table:table-cell>
          <table:table-cell office:value-type="float" office:value="0.118588" table:style-name="ce2">
            <text:p>0,118588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0.123014" table:style-name="ce2">
            <text:p>0,123014</text:p>
          </table:table-cell>
          <table:table-cell office:value-type="float" office:value="5.1E-5" table:style-name="ce2">
            <text:p>0,000051</text:p>
          </table:table-cell>
          <table:table-cell table:style-name="ce2"/>
          <table:table-cell office:value-type="float" office:value="724" table:style-name="ce1">
            <text:p>724</text:p>
          </table:table-cell>
          <table:table-cell table:number-columns-repeated="16354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3.5007000000000003E-2" table:style-name="ce1">
            <text:p>0,035007</text:p>
          </table:table-cell>
          <table:table-cell office:value-type="float" office:value="4.5192999999999997E-2" table:style-name="ce7">
            <text:p>0,045193</text:p>
          </table:table-cell>
          <table:table-cell office:value-type="float" office:value="1.3698999999999999E-2" table:style-name="ce7">
            <text:p>0,013699</text:p>
          </table:table-cell>
          <table:table-cell office:value-type="float" office:value="2.9073000000000002E-2" table:style-name="ce2">
            <text:p>0,029073</text:p>
          </table:table-cell>
          <table:table-cell office:value-type="float" office:value="4.9031999999999999E-2" table:style-name="ce2">
            <text:p>0,049032</text:p>
          </table:table-cell>
          <table:table-cell office:value-type="float" office:value="6.0263999999999998E-2" table:style-name="ce2">
            <text:p>0,060264</text:p>
          </table:table-cell>
          <table:table-cell office:value-type="float" office:value="6.1479999999999998E-3" table:style-name="ce2">
            <text:p>0,006148</text:p>
          </table:table-cell>
          <table:table-cell table:style-name="ce2"/>
          <table:table-cell office:value-type="float" office:value="11" table:style-name="ce6">
            <text:p>11</text:p>
          </table:table-cell>
          <table:table-cell office:value-type="float" office:value="0.14752199999999999" table:formula="of:=[.K31]*[.$J$1]" table:style-name="ce1">
            <text:p>0,147522</text:p>
          </table:table-cell>
          <table:table-cell office:value-type="float" office:value="1.9859999999999999E-3" table:formula="of:=[.L31]*[.$J$1]" table:style-name="ce2">
            <text:p>0,001986</text:p>
          </table:table-cell>
          <table:table-cell office:value-type="float" office:value="0.14988199999999999" table:formula="of:=[.M31]*[.$J$1]" table:style-name="ce2">
            <text:p>0,149882</text:p>
          </table:table-cell>
          <table:table-cell office:value-type="float" office:value="1.6559999999999999E-3" table:formula="of:=[.N31]*[.$J$1]" table:style-name="ce2">
            <text:p>0,001656</text:p>
          </table:table-cell>
          <table:table-cell office:value-type="float" office:value="0.151368" table:formula="of:=[.O31]*[.$J$1]" table:style-name="ce2">
            <text:p>0,151368</text:p>
          </table:table-cell>
          <table:table-cell office:value-type="float" office:value="1.6479999999999999E-3" table:formula="of:=[.P31]*[.$J$1]" table:style-name="ce2">
            <text:p>0,001648</text:p>
          </table:table-cell>
          <table:table-cell office:value-type="float" office:value="0.14918400000000001" table:formula="of:=[.Q31]*[.$J$1]" table:style-name="ce2">
            <text:p>0,149184</text:p>
          </table:table-cell>
          <table:table-cell office:value-type="float" office:value="1.56E-4" table:formula="of:=[.R31]*[.$J$1]" table:style-name="ce2">
            <text:p>0,000156</text:p>
          </table:table-cell>
          <table:table-cell office:value-type="float" office:value="0.14699599999999999" table:formula="of:=[.S31]*[.$J$1]" table:style-name="ce2">
            <text:p>0,146996</text:p>
          </table:table-cell>
          <table:table-cell office:value-type="float" office:value="1.6000000000000001E-4" table:formula="of:=[.T31]*[.$J$1]" table:style-name="ce2">
            <text:p>0,00016</text:p>
          </table:table-cell>
          <table:table-cell office:value-type="float" office:value="0.14732200000000001" table:formula="of:=[.U31]*[.$J$1]" table:style-name="ce2">
            <text:p>0,147322</text:p>
          </table:table-cell>
          <table:table-cell office:value-type="float" office:value="1.56E-4" table:formula="of:=[.V31]*[.$J$1]" table:style-name="ce2">
            <text:p>0,000156</text:p>
          </table:table-cell>
          <table:table-cell office:value-type="float" office:value="0.12407" table:style-name="ce2">
            <text:p>0,12407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0.13856199999999999" table:style-name="ce2">
            <text:p>0,138562</text:p>
          </table:table-cell>
          <table:table-cell office:value-type="float" office:value="8.6000000000000003E-5" table:style-name="ce2">
            <text:p>0,000086</text:p>
          </table:table-cell>
          <table:table-cell office:value-type="float" office:value="0.123198" table:style-name="ce2">
            <text:p>0,123198</text:p>
          </table:table-cell>
          <table:table-cell office:value-type="float" office:value="8.7000000000000001E-5" table:style-name="ce2">
            <text:p>0,000087</text:p>
          </table:table-cell>
          <table:table-cell table:style-name="ce2"/>
          <table:table-cell office:value-type="float" office:value="2680" table:style-name="ce1">
            <text:p>2680</text:p>
          </table:table-cell>
          <table:table-cell table:number-columns-repeated="16354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0.19451399999999999" table:style-name="ce1">
            <text:p>0,194514</text:p>
          </table:table-cell>
          <table:table-cell office:value-type="float" office:value="0.20880699999999999" table:style-name="ce7">
            <text:p>0,208807</text:p>
          </table:table-cell>
          <table:table-cell office:value-type="float" office:value="6.6576999999999997E-2" table:style-name="ce7">
            <text:p>0,066577</text:p>
          </table:table-cell>
          <table:table-cell office:value-type="float" office:value="9.5829999999999999E-2" table:style-name="ce2">
            <text:p>0,09583</text:p>
          </table:table-cell>
          <table:table-cell office:value-type="float" office:value="6.1920000000000003E-2" table:style-name="ce2">
            <text:p>0,06192</text:p>
          </table:table-cell>
          <table:table-cell office:value-type="float" office:value="6.8297999999999998E-2" table:style-name="ce2">
            <text:p>0,068298</text:p>
          </table:table-cell>
          <table:table-cell office:value-type="float" office:value="2.8306000000000001E-2" table:style-name="ce2">
            <text:p>0,028306</text:p>
          </table:table-cell>
          <table:table-cell table:style-name="ce2"/>
          <table:table-cell office:value-type="float" office:value="12" table:style-name="ce6">
            <text:p>12</text:p>
          </table:table-cell>
          <table:table-cell office:value-type="float" office:value="0.158468" table:formula="of:=[.K32]*[.$J$1]" table:style-name="ce1">
            <text:p>0,158468</text:p>
          </table:table-cell>
          <table:table-cell office:value-type="float" office:value="9.3279999999999995E-3" table:formula="of:=[.L32]*[.$J$1]" table:style-name="ce2">
            <text:p>0,009328</text:p>
          </table:table-cell>
          <table:table-cell office:value-type="float" office:value="0.157386" table:formula="of:=[.M32]*[.$J$1]" table:style-name="ce2">
            <text:p>0,157386</text:p>
          </table:table-cell>
          <table:table-cell office:value-type="float" office:value="7.0540000000000004E-3" table:formula="of:=[.N32]*[.$J$1]" table:style-name="ce2">
            <text:p>0,007054</text:p>
          </table:table-cell>
          <table:table-cell office:value-type="float" office:value="0.15409999999999999" table:formula="of:=[.O32]*[.$J$1]" table:style-name="ce2">
            <text:p>0,1541</text:p>
          </table:table-cell>
          <table:table-cell office:value-type="float" office:value="7.0540000000000004E-3" table:formula="of:=[.P32]*[.$J$1]" table:style-name="ce2">
            <text:p>0,007054</text:p>
          </table:table-cell>
          <table:table-cell office:value-type="float" office:value="0.15199799999999999" table:formula="of:=[.Q32]*[.$J$1]" table:style-name="ce2">
            <text:p>0,151998</text:p>
          </table:table-cell>
          <table:table-cell office:value-type="float" office:value="5.4600000000000004E-4" table:formula="of:=[.R32]*[.$J$1]" table:style-name="ce2">
            <text:p>0,000546</text:p>
          </table:table-cell>
          <table:table-cell office:value-type="float" office:value="0.14929999999999999" table:formula="of:=[.S32]*[.$J$1]" table:style-name="ce2">
            <text:p>0,1493</text:p>
          </table:table-cell>
          <table:table-cell office:value-type="float" office:value="5.5199999999999997E-4" table:formula="of:=[.T32]*[.$J$1]" table:style-name="ce2">
            <text:p>0,000552</text:p>
          </table:table-cell>
          <table:table-cell office:value-type="float" office:value="0.15548000000000001" table:formula="of:=[.U32]*[.$J$1]" table:style-name="ce2">
            <text:p>0,15548</text:p>
          </table:table-cell>
          <table:table-cell office:value-type="float" office:value="5.4000000000000001E-4" table:formula="of:=[.V32]*[.$J$1]" table:style-name="ce2">
            <text:p>0,00054</text:p>
          </table:table-cell>
          <table:table-cell office:value-type="float" office:value="0.13768" table:style-name="ce2">
            <text:p>0,13768</text:p>
          </table:table-cell>
          <table:table-cell office:value-type="float" office:value="2.5300000000000002E-4" table:style-name="ce2">
            <text:p>0,000253</text:p>
          </table:table-cell>
          <table:table-cell office:value-type="float" office:value="0.120028" table:style-name="ce2">
            <text:p>0,120028</text:p>
          </table:table-cell>
          <table:table-cell office:value-type="float" office:value="2.3800000000000001E-4" table:style-name="ce2">
            <text:p>0,000238</text:p>
          </table:table-cell>
          <table:table-cell office:value-type="float" office:value="0.12350999999999999" table:style-name="ce2">
            <text:p>0,12351</text:p>
          </table:table-cell>
          <table:table-cell office:value-type="float" office:value="2.4699999999999999E-4" table:style-name="ce2">
            <text:p>0,000247</text:p>
          </table:table-cell>
          <table:table-cell table:style-name="ce2"/>
          <table:table-cell office:value-type="float" office:value="14200" table:style-name="ce1">
            <text:p>14200</text:p>
          </table:table-cell>
          <table:table-cell table:number-columns-repeated="16354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.1503019999999999" table:style-name="ce1">
            <text:p>1,150302</text:p>
          </table:table-cell>
          <table:table-cell office:value-type="float" office:value="1.2289559999999999" table:style-name="ce7">
            <text:p>1,228956</text:p>
          </table:table-cell>
          <table:table-cell office:value-type="float" office:value="0.453324" table:style-name="ce7">
            <text:p>0,453324</text:p>
          </table:table-cell>
          <table:table-cell office:value-type="float" office:value="0.47867300000000002" table:style-name="ce2">
            <text:p>0,478673</text:p>
          </table:table-cell>
          <table:table-cell office:value-type="float" office:value="0.31239" table:style-name="ce2">
            <text:p>0,31239</text:p>
          </table:table-cell>
          <table:table-cell office:value-type="float" office:value="0.16519800000000001" table:style-name="ce2">
            <text:p>0,165198</text:p>
          </table:table-cell>
          <table:table-cell office:value-type="float" office:value="0.16342999999999999" table:style-name="ce2">
            <text:p>0,16343</text:p>
          </table:table-cell>
          <table:table-cell table:style-name="ce2"/>
          <table:table-cell office:value-type="float" office:value="13" table:style-name="ce6">
            <text:p>13</text:p>
          </table:table-cell>
          <table:table-cell office:value-type="float" office:value="0.187588" table:formula="of:=[.K33]*[.$J$1]" table:style-name="ce1">
            <text:p>0,187588</text:p>
          </table:table-cell>
          <table:table-cell office:value-type="float" office:value="3.8668000000000001E-2" table:formula="of:=[.L33]*[.$J$1]" table:style-name="ce2">
            <text:p>0,038668</text:p>
          </table:table-cell>
          <table:table-cell office:value-type="float" office:value="0.180336" table:formula="of:=[.M33]*[.$J$1]" table:style-name="ce2">
            <text:p>0,180336</text:p>
          </table:table-cell>
          <table:table-cell office:value-type="float" office:value="3.2056000000000001E-2" table:formula="of:=[.N33]*[.$J$1]" table:style-name="ce2">
            <text:p>0,032056</text:p>
          </table:table-cell>
          <table:table-cell office:value-type="float" office:value="0.17788000000000001" table:formula="of:=[.O33]*[.$J$1]" table:style-name="ce2">
            <text:p>0,17788</text:p>
          </table:table-cell>
          <table:table-cell office:value-type="float" office:value="3.2247999999999999E-2" table:formula="of:=[.P33]*[.$J$1]" table:style-name="ce2">
            <text:p>0,032248</text:p>
          </table:table-cell>
          <table:table-cell office:value-type="float" office:value="0.15167800000000001" table:formula="of:=[.Q33]*[.$J$1]" table:style-name="ce2">
            <text:p>0,151678</text:p>
          </table:table-cell>
          <table:table-cell office:value-type="float" office:value="1.446E-3" table:formula="of:=[.R33]*[.$J$1]" table:style-name="ce2">
            <text:p>0,001446</text:p>
          </table:table-cell>
          <table:table-cell office:value-type="float" office:value="0.15079600000000001" table:formula="of:=[.S33]*[.$J$1]" table:style-name="ce2">
            <text:p>0,150796</text:p>
          </table:table-cell>
          <table:table-cell office:value-type="float" office:value="1.4580000000000001E-3" table:formula="of:=[.T33]*[.$J$1]" table:style-name="ce2">
            <text:p>0,001458</text:p>
          </table:table-cell>
          <table:table-cell office:value-type="float" office:value="0.15335599999999999" table:formula="of:=[.U33]*[.$J$1]" table:style-name="ce2">
            <text:p>0,153356</text:p>
          </table:table-cell>
          <table:table-cell office:value-type="float" office:value="1.4499999999999999E-3" table:formula="of:=[.V33]*[.$J$1]" table:style-name="ce2">
            <text:p>0,00145</text:p>
          </table:table-cell>
          <table:table-cell office:value-type="float" office:value="0.12311999999999999" table:style-name="ce2">
            <text:p>0,12312</text:p>
          </table:table-cell>
          <table:table-cell office:value-type="float" office:value="2.2560000000000002E-3" table:style-name="ce2">
            <text:p>0,002256</text:p>
          </table:table-cell>
          <table:table-cell office:value-type="float" office:value="0.146536" table:style-name="ce2">
            <text:p>0,146536</text:p>
          </table:table-cell>
          <table:table-cell office:value-type="float" office:value="1.8060000000000001E-3" table:style-name="ce2">
            <text:p>0,001806</text:p>
          </table:table-cell>
          <table:table-cell office:value-type="float" office:value="0.122914" table:style-name="ce2">
            <text:p>0,122914</text:p>
          </table:table-cell>
          <table:table-cell office:value-type="float" office:value="1.9120000000000001E-3" table:style-name="ce2">
            <text:p>0,001912</text:p>
          </table:table-cell>
          <table:table-cell table:style-name="ce1"/>
          <table:table-cell office:value-type="float" office:value="73712" table:style-name="ce1">
            <text:p>73712</text:p>
          </table:table-cell>
          <table:table-cell table:number-columns-repeated="16354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7.4558400000000002" table:style-name="ce1">
            <text:p>7,45584</text:p>
          </table:table-cell>
          <table:table-cell office:value-type="float" office:value="7.9270610000000001" table:style-name="ce7">
            <text:p>7,927061</text:p>
          </table:table-cell>
          <table:table-cell office:value-type="float" office:value="2.9758390000000001" table:style-name="ce7">
            <text:p>2,975839</text:p>
          </table:table-cell>
          <table:table-cell office:value-type="float" office:value="2.5506570000000002" table:style-name="ce2">
            <text:p>2,550657</text:p>
          </table:table-cell>
          <table:table-cell office:value-type="float" office:value="1.6379079999999999" table:style-name="ce2">
            <text:p>1,637908</text:p>
          </table:table-cell>
          <table:table-cell office:value-type="float" office:value="1.126333" table:style-name="ce2">
            <text:p>1,126333</text:p>
          </table:table-cell>
          <table:table-cell office:value-type="float" office:value="1.003531" table:style-name="ce2">
            <text:p>1,003531</text:p>
          </table:table-cell>
          <table:table-cell table:style-name="ce2"/>
          <table:table-cell office:value-type="float" office:value="14" table:style-name="ce6">
            <text:p>14</text:p>
          </table:table-cell>
          <table:table-cell office:value-type="float" office:value="0.36435400000000001" table:formula="of:=[.K34]*[.$J$1]" table:style-name="ce1">
            <text:p>0,364354</text:p>
          </table:table-cell>
          <table:table-cell office:value-type="float" office:value="0.21942200000000001" table:formula="of:=[.L34]*[.$J$1]" table:style-name="ce2">
            <text:p>0,219422</text:p>
          </table:table-cell>
          <table:table-cell office:value-type="float" office:value="0.32886399999999999" table:formula="of:=[.M34]*[.$J$1]" table:style-name="ce2">
            <text:p>0,328864</text:p>
          </table:table-cell>
          <table:table-cell office:value-type="float" office:value="0.180926" table:formula="of:=[.N34]*[.$J$1]" table:style-name="ce2">
            <text:p>0,180926</text:p>
          </table:table-cell>
          <table:table-cell office:value-type="float" office:value="0.333754" table:formula="of:=[.O34]*[.$J$1]" table:style-name="ce2">
            <text:p>0,333754</text:p>
          </table:table-cell>
          <table:table-cell office:value-type="float" office:value="0.18010399999999999" table:formula="of:=[.P34]*[.$J$1]" table:style-name="ce2">
            <text:p>0,180104</text:p>
          </table:table-cell>
          <table:table-cell office:value-type="float" office:value="0.158356" table:formula="of:=[.Q34]*[.$J$1]" table:style-name="ce2">
            <text:p>0,158356</text:p>
          </table:table-cell>
          <table:table-cell office:value-type="float" office:value="6.1640000000000002E-3" table:formula="of:=[.R34]*[.$J$1]" table:style-name="ce2">
            <text:p>0,006164</text:p>
          </table:table-cell>
          <table:table-cell office:value-type="float" office:value="0.15110000000000001" table:formula="of:=[.S34]*[.$J$1]" table:style-name="ce2">
            <text:p>0,1511</text:p>
          </table:table-cell>
          <table:table-cell office:value-type="float" office:value="6.1500000000000001E-3" table:formula="of:=[.T34]*[.$J$1]" table:style-name="ce2">
            <text:p>0,00615</text:p>
          </table:table-cell>
          <table:table-cell office:value-type="float" office:value="0.15701200000000001" table:formula="of:=[.U34]*[.$J$1]" table:style-name="ce2">
            <text:p>0,157012</text:p>
          </table:table-cell>
          <table:table-cell office:value-type="float" office:value="6.0619999999999997E-3" table:formula="of:=[.V34]*[.$J$1]" table:style-name="ce2">
            <text:p>0,006062</text:p>
          </table:table-cell>
          <table:table-cell office:value-type="float" office:value="0.12751999999999999" table:style-name="ce2">
            <text:p>0,12752</text:p>
          </table:table-cell>
          <table:table-cell office:value-type="float" office:value="5.117E-3" table:style-name="ce2">
            <text:p>0,005117</text:p>
          </table:table-cell>
          <table:table-cell office:value-type="float" office:value="0.125498" table:style-name="ce2">
            <text:p>0,125498</text:p>
          </table:table-cell>
          <table:table-cell office:value-type="float" office:value="4.2050000000000004E-3" table:style-name="ce2">
            <text:p>0,004205</text:p>
          </table:table-cell>
          <table:table-cell office:value-type="float" office:value="0.12629399999999999" table:style-name="ce2">
            <text:p>0,126294</text:p>
          </table:table-cell>
          <table:table-cell office:value-type="float" office:value="4.2890000000000003E-3" table:style-name="ce2">
            <text:p>0,004289</text:p>
          </table:table-cell>
          <table:table-cell table:style-name="ce2"/>
          <table:table-cell office:value-type="float" office:value="365596" table:style-name="ce1">
            <text:p>365596</text:p>
          </table:table-cell>
          <table:table-cell table:number-columns-repeated="16354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52.429065000000001" table:style-name="ce1">
            <text:p>52,429065</text:p>
          </table:table-cell>
          <table:table-cell table:number-columns-repeated="2" table:style-name="ce7"/>
          <table:table-cell office:value-type="float" office:value="17.762841000000002" table:style-name="ce2">
            <text:p>17,762841</text:p>
          </table:table-cell>
          <table:table-cell office:value-type="float" office:value="9.477976" table:style-name="ce2">
            <text:p>9,477976</text:p>
          </table:table-cell>
          <table:table-cell office:value-type="float" office:value="6.560924" table:style-name="ce2">
            <text:p>6,560924</text:p>
          </table:table-cell>
          <table:table-cell office:value-type="float" office:value="4.0747489999999997" table:style-name="ce2">
            <text:p>4,074749</text:p>
          </table:table-cell>
          <table:table-cell table:style-name="ce2"/>
          <table:table-cell office:value-type="float" office:value="15" table:style-name="ce6">
            <text:p>15</text:p>
          </table:table-cell>
          <table:table-cell office:value-type="float" office:value="1.0177959999999999" table:formula="of:=[.K35]*[.$J$1]" table:style-name="ce1">
            <text:p>1,017796</text:p>
          </table:table-cell>
          <table:table-cell office:value-type="float" office:value="0.87073800000000001" table:formula="of:=[.L35]*[.$J$1]" table:style-name="ce2">
            <text:p>0,870738</text:p>
          </table:table-cell>
          <table:table-cell office:value-type="float" office:value="1.0151840000000001" table:formula="of:=[.M35]*[.$J$1]" table:style-name="ce2">
            <text:p>1,015184</text:p>
          </table:table-cell>
          <table:table-cell office:value-type="float" office:value="0.86762600000000001" table:formula="of:=[.N35]*[.$J$1]" table:style-name="ce2">
            <text:p>0,867626</text:p>
          </table:table-cell>
          <table:table-cell office:value-type="float" office:value="1.010948" table:formula="of:=[.O35]*[.$J$1]" table:style-name="ce2">
            <text:p>1,010948</text:p>
          </table:table-cell>
          <table:table-cell office:value-type="float" office:value="0.862954" table:formula="of:=[.P35]*[.$J$1]" table:style-name="ce2">
            <text:p>0,862954</text:p>
          </table:table-cell>
          <table:table-cell office:value-type="float" office:value="0.18388399999999999" table:formula="of:=[.Q35]*[.$J$1]" table:style-name="ce2">
            <text:p>0,183884</text:p>
          </table:table-cell>
          <table:table-cell office:value-type="float" office:value="3.3480000000000003E-2" table:formula="of:=[.R35]*[.$J$1]" table:style-name="ce2">
            <text:p>0,03348</text:p>
          </table:table-cell>
          <table:table-cell office:value-type="float" office:value="0.18349599999999999" table:formula="of:=[.S35]*[.$J$1]" table:style-name="ce2">
            <text:p>0,183496</text:p>
          </table:table-cell>
          <table:table-cell office:value-type="float" office:value="3.4386E-2" table:formula="of:=[.T35]*[.$J$1]" table:style-name="ce2">
            <text:p>0,034386</text:p>
          </table:table-cell>
          <table:table-cell office:value-type="float" office:value="0.182944" table:formula="of:=[.U35]*[.$J$1]" table:style-name="ce2">
            <text:p>0,182944</text:p>
          </table:table-cell>
          <table:table-cell office:value-type="float" office:value="3.5825999999999997E-2" table:formula="of:=[.V35]*[.$J$1]" table:style-name="ce2">
            <text:p>0,035826</text:p>
          </table:table-cell>
          <table:table-cell office:value-type="float" office:value="0.15837599999999999" table:style-name="ce2">
            <text:p>0,158376</text:p>
          </table:table-cell>
          <table:table-cell office:value-type="float" office:value="3.4563000000000003E-2" table:style-name="ce2">
            <text:p>0,034563</text:p>
          </table:table-cell>
          <table:table-cell office:value-type="float" office:value="0.18074200000000001" table:style-name="ce2">
            <text:p>0,180742</text:p>
          </table:table-cell>
          <table:table-cell office:value-type="float" office:value="2.8583999999999998E-2" table:style-name="ce2">
            <text:p>0,028584</text:p>
          </table:table-cell>
          <table:table-cell office:value-type="float" office:value="0.15509000000000001" table:style-name="ce2">
            <text:p>0,15509</text:p>
          </table:table-cell>
          <table:table-cell office:value-type="float" office:value="3.1029999999999999E-2" table:style-name="ce2">
            <text:p>0,03103</text:p>
          </table:table-cell>
          <table:table-cell table:style-name="ce2"/>
          <table:table-cell office:value-type="float" office:value="2279184" table:style-name="ce1">
            <text:p>2279184</text:p>
          </table:table-cell>
          <table:table-cell table:number-columns-repeated="1635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380.272561" table:style-name="ce1">
            <text:p>380,272561</text:p>
          </table:table-cell>
          <table:table-cell office:value-type="float" office:value="570.252341" table:style-name="ce7">
            <text:p>570,252341</text:p>
          </table:table-cell>
          <table:table-cell table:style-name="ce7"/>
          <table:table-cell office:value-type="float" office:value="106.23433199999999" table:style-name="ce1">
            <text:p>106,234332</text:p>
          </table:table-cell>
          <table:table-cell office:value-type="float" office:value="56.360553000000003" table:style-name="ce2">
            <text:p>56,360553</text:p>
          </table:table-cell>
          <table:table-cell office:value-type="float" office:value="47.591129000000002" table:style-name="ce2">
            <text:p>47,591129</text:p>
          </table:table-cell>
          <table:table-cell office:value-type="float" office:value="44.579891000000003" table:style-name="ce1">
            <text:p>44,579891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5.3527199999999997" table:formula="of:=[.K36]*[.$J$1]" table:style-name="ce1">
            <text:p>5,35272</text:p>
          </table:table-cell>
          <table:table-cell office:value-type="float" office:value="5.2010139999999998" table:formula="of:=[.L36]*[.$J$1]" table:style-name="ce2">
            <text:p>5,201014</text:p>
          </table:table-cell>
          <table:table-cell office:value-type="float" office:value="5.4481599999999997" table:formula="of:=[.M36]*[.$J$1]" table:style-name="ce2">
            <text:p>5,44816</text:p>
          </table:table-cell>
          <table:table-cell office:value-type="float" office:value="5.2977639999999999" table:formula="of:=[.N36]*[.$J$1]" table:style-name="ce2">
            <text:p>5,297764</text:p>
          </table:table-cell>
          <table:table-cell office:value-type="float" office:value="5.44536" table:formula="of:=[.O36]*[.$J$1]" table:style-name="ce2">
            <text:p>5,44536</text:p>
          </table:table-cell>
          <table:table-cell office:value-type="float" office:value="5.2928699999999997" table:formula="of:=[.P36]*[.$J$1]" table:style-name="ce2">
            <text:p>5,29287</text:p>
          </table:table-cell>
          <table:table-cell office:value-type="float" office:value="0.43291800000000003" table:formula="of:=[.Q36]*[.$J$1]" table:style-name="ce2">
            <text:p>0,432918</text:p>
          </table:table-cell>
          <table:table-cell office:value-type="float" office:value="0.27257799999999999" table:formula="of:=[.R36]*[.$J$1]" table:style-name="ce2">
            <text:p>0,272578</text:p>
          </table:table-cell>
          <table:table-cell office:value-type="float" office:value="0.45438400000000001" table:formula="of:=[.S36]*[.$J$1]" table:style-name="ce2">
            <text:p>0,454384</text:p>
          </table:table-cell>
          <table:table-cell office:value-type="float" office:value="0.30563800000000002" table:formula="of:=[.T36]*[.$J$1]" table:style-name="ce2">
            <text:p>0,305638</text:p>
          </table:table-cell>
          <table:table-cell office:value-type="float" office:value="0.45612599999999998" table:formula="of:=[.U36]*[.$J$1]" table:style-name="ce2">
            <text:p>0,456126</text:p>
          </table:table-cell>
          <table:table-cell office:value-type="float" office:value="0.30410399999999999" table:formula="of:=[.V36]*[.$J$1]" table:style-name="ce2">
            <text:p>0,304104</text:p>
          </table:table-cell>
          <table:table-cell office:value-type="float" office:value="0.35271000000000002" table:style-name="ce2">
            <text:p>0,35271</text:p>
          </table:table-cell>
          <table:table-cell office:value-type="float" office:value="0.196882" table:style-name="ce2">
            <text:p>0,196882</text:p>
          </table:table-cell>
          <table:table-cell office:value-type="float" office:value="0.29050799999999999" table:style-name="ce2">
            <text:p>0,290508</text:p>
          </table:table-cell>
          <table:table-cell office:value-type="float" office:value="0.165073" table:style-name="ce2">
            <text:p>0,165073</text:p>
          </table:table-cell>
          <table:table-cell office:value-type="float" office:value="0.32351200000000002" table:style-name="ce2">
            <text:p>0,323512</text:p>
          </table:table-cell>
          <table:table-cell office:value-type="float" office:value="0.17225799999999999" table:style-name="ce2">
            <text:p>0,172258</text:p>
          </table:table-cell>
          <table:table-cell table:style-name="ce2"/>
          <table:table-cell office:value-type="float" office:value="14772512" table:style-name="ce1">
            <text:p>14772512</text:p>
          </table:table-cell>
          <table:table-cell table:number-columns-repeated="1635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2925.3389550000002" table:style-name="ce1">
            <text:p>2925,338955</text:p>
          </table:table-cell>
          <table:table-cell table:number-columns-repeated="2" table:style-name="ce7"/>
          <table:table-cell office:value-type="float" office:value="822.86148100000003" table:style-name="ce1">
            <text:p>822,861481</text:p>
          </table:table-cell>
          <table:table-cell office:value-type="float" office:value="812.61466700000005" table:style-name="ce1">
            <text:p>812,614667</text:p>
          </table:table-cell>
          <table:table-cell office:value-type="float" office:value="373.46304800000001" table:style-name="ce1">
            <text:p>373,463048</text:p>
          </table:table-cell>
          <table:table-cell office:value-type="float" office:value="199.685147" table:style-name="ce1">
            <text:p>199,685147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31.124701999999999" table:formula="of:=[.K37]*[.$J$1]" table:style-name="ce1">
            <text:p>31,124702</text:p>
          </table:table-cell>
          <table:table-cell office:value-type="float" office:value="31.007954000000002" table:formula="of:=[.L37]*[.$J$1]" table:style-name="ce2">
            <text:p>31,007954</text:p>
          </table:table-cell>
          <table:table-cell office:value-type="float" office:value="31.798656000000001" table:formula="of:=[.M37]*[.$J$1]" table:style-name="ce2">
            <text:p>31,798656</text:p>
          </table:table-cell>
          <table:table-cell office:value-type="float" office:value="31.646471999999999" table:formula="of:=[.N37]*[.$J$1]" table:style-name="ce2">
            <text:p>31,646472</text:p>
          </table:table-cell>
          <table:table-cell office:value-type="float" office:value="31.729711999999999" table:formula="of:=[.O37]*[.$J$1]" table:style-name="ce2">
            <text:p>31,729712</text:p>
          </table:table-cell>
          <table:table-cell office:value-type="float" office:value="31.570262" table:formula="of:=[.P37]*[.$J$1]" table:style-name="ce2">
            <text:p>31,570262</text:p>
          </table:table-cell>
          <table:table-cell office:value-type="float" office:value="1.5051639999999999" table:formula="of:=[.Q37]*[.$J$1]" table:style-name="ce2">
            <text:p>1,505164</text:p>
          </table:table-cell>
          <table:table-cell office:value-type="float" office:value="1.353982" table:formula="of:=[.R37]*[.$J$1]" table:style-name="ce2">
            <text:p>1,353982</text:p>
          </table:table-cell>
          <table:table-cell office:value-type="float" office:value="1.550262" table:formula="of:=[.S37]*[.$J$1]" table:style-name="ce2">
            <text:p>1,550262</text:p>
          </table:table-cell>
          <table:table-cell office:value-type="float" office:value="1.400466" table:formula="of:=[.T37]*[.$J$1]" table:style-name="ce2">
            <text:p>1,400466</text:p>
          </table:table-cell>
          <table:table-cell office:value-type="float" office:value="1.7460340000000001" table:formula="of:=[.U37]*[.$J$1]" table:style-name="ce2">
            <text:p>1,746034</text:p>
          </table:table-cell>
          <table:table-cell office:value-type="float" office:value="1.5820000000000001" table:formula="of:=[.V37]*[.$J$1]" table:style-name="ce2">
            <text:p>1,582</text:p>
          </table:table-cell>
          <table:table-cell office:value-type="float" office:value="1.7643279999999999" table:style-name="ce2">
            <text:p>1,764328</text:p>
          </table:table-cell>
          <table:table-cell office:value-type="float" office:value="1.609836" table:style-name="ce2">
            <text:p>1,609836</text:p>
          </table:table-cell>
          <table:table-cell office:value-type="float" office:value="1.7579" table:style-name="ce2">
            <text:p>1,7579</text:p>
          </table:table-cell>
          <table:table-cell office:value-type="float" office:value="1.629159" table:style-name="ce2">
            <text:p>1,629159</text:p>
          </table:table-cell>
          <table:table-cell office:value-type="float" office:value="1.9196820000000001" table:style-name="ce2">
            <text:p>1,919682</text:p>
          </table:table-cell>
          <table:table-cell office:value-type="float" office:value="1.789604" table:style-name="ce2">
            <text:p>1,789604</text:p>
          </table:table-cell>
          <table:table-cell table:style-name="ce2"/>
          <table:table-cell office:value-type="float" office:value="95815104" table:style-name="ce1">
            <text:p>95815104</text:p>
          </table:table-cell>
          <table:table-cell table:style-name="ce9"/>
          <table:table-cell table:style-name="ce1"/>
          <table:table-cell table:style-name="ce9"/>
          <table:table-cell table:number-columns-repeated="1635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3937.846820999999" table:style-name="ce1">
            <text:p>23937,84682</text:p>
          </table:table-cell>
          <table:table-cell table:number-columns-repeated="2" table:style-name="ce7"/>
          <table:table-cell office:value-type="float" office:value="6731.0866409999999" table:style-name="ce1">
            <text:p>6731,086641</text:p>
          </table:table-cell>
          <table:table-cell office:value-type="float" office:value="5680.1239070000001" table:style-name="ce1">
            <text:p>5680,123907</text:p>
          </table:table-cell>
          <table:table-cell office:value-type="float" office:value="3314.952049" table:style-name="ce1">
            <text:p>3314,952049</text:p>
          </table:table-cell>
          <table:table-cell office:value-type="float" office:value="1556.092065" table:style-name="ce1">
            <text:p>1556,09206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262.16706199999999" table:formula="of:=[.K38]*[.$J$1]" table:style-name="ce1">
            <text:p>262,167062</text:p>
          </table:table-cell>
          <table:table-cell office:value-type="float" office:value="261.94045399999999" table:formula="of:=[.L38]*[.$J$1]" table:style-name="ce2">
            <text:p>261,940454</text:p>
          </table:table-cell>
          <table:table-cell office:value-type="float" office:value="287.42292200000003" table:formula="of:=[.M38]*[.$J$1]" table:style-name="ce2">
            <text:p>287,422922</text:p>
          </table:table-cell>
          <table:table-cell office:value-type="float" office:value="287.20059400000002" table:formula="of:=[.N38]*[.$J$1]" table:style-name="ce2">
            <text:p>287,200594</text:p>
          </table:table-cell>
          <table:table-cell office:value-type="float" office:value="287.81281200000001" table:formula="of:=[.O38]*[.$J$1]" table:style-name="ce2">
            <text:p>287,812812</text:p>
          </table:table-cell>
          <table:table-cell office:value-type="float" office:value="287.57953199999997" table:formula="of:=[.P38]*[.$J$1]" table:style-name="ce2">
            <text:p>287,579532</text:p>
          </table:table-cell>
          <table:table-cell office:value-type="float" office:value="10.59515" table:formula="of:=[.Q38]*[.$J$1]" table:style-name="ce2">
            <text:p>10,59515</text:p>
          </table:table-cell>
          <table:table-cell office:value-type="float" office:value="10.437462" table:formula="of:=[.R38]*[.$J$1]" table:style-name="ce2">
            <text:p>10,437462</text:p>
          </table:table-cell>
          <table:table-cell office:value-type="float" office:value="10.691886" table:formula="of:=[.S38]*[.$J$1]" table:style-name="ce2">
            <text:p>10,691886</text:p>
          </table:table-cell>
          <table:table-cell office:value-type="float" office:value="11.192106000000001" table:formula="of:=[.T38]*[.$J$1]" table:style-name="ce2">
            <text:p>11,192106</text:p>
          </table:table-cell>
          <table:table-cell office:value-type="float" office:value="11.696096000000001" table:formula="of:=[.U38]*[.$J$1]" table:style-name="ce2">
            <text:p>11,696096</text:p>
          </table:table-cell>
          <table:table-cell office:value-type="float" office:value="11.544392" table:formula="of:=[.V38]*[.$J$1]" table:style-name="ce2">
            <text:p>11,544392</text:p>
          </table:table-cell>
          <table:table-cell office:value-type="float" office:value="8.3515599999999992" table:style-name="ce2">
            <text:p>8,35156</text:p>
          </table:table-cell>
          <table:table-cell office:value-type="float" office:value="8.1960850000000001" table:style-name="ce2">
            <text:p>8,196085</text:p>
          </table:table-cell>
          <table:table-cell office:value-type="float" office:value="8.7556379999999994" table:style-name="ce2">
            <text:p>8,755638</text:p>
          </table:table-cell>
          <table:table-cell office:value-type="float" office:value="8.6199049999999993" table:style-name="ce2">
            <text:p>8,619905</text:p>
          </table:table-cell>
          <table:table-cell office:value-type="float" office:value="10.18022" table:style-name="ce2">
            <text:p>10,18022</text:p>
          </table:table-cell>
          <table:table-cell office:value-type="float" office:value="10.018416999999999" table:style-name="ce8">
            <text:p>10,018417</text:p>
          </table:table-cell>
          <table:table-cell table:style-name="ce2"/>
          <table:table-cell office:value-type="float" office:value="666090624" table:style-name="ce1">
            <text:p>666090624</text:p>
          </table:table-cell>
          <table:table-cell table:style-name="ce9"/>
          <table:table-cell table:number-columns-repeated="16353" table:style-name="ce1"/>
        </table:table-row>
        <table:table-row table:style-name="ro1">
          <table:table-cell office:value-type="float" office:value="19" table:style-name="ce10">
            <text:p>19</text:p>
          </table:table-cell>
          <table:table-cell table:style-name="ce11"/>
          <table:table-cell table:number-columns-repeated="6" table:style-name="ce12"/>
          <table:table-cell table:style-name="ce13"/>
          <table:table-cell office:value-type="float" office:value="19" table:style-name="ce10">
            <text:p>19</text:p>
          </table:table-cell>
          <table:table-cell table:number-columns-repeated="18" table:style-name="ce12"/>
          <table:table-cell table:style-name="ce2"/>
          <table:table-cell office:value-type="float" office:value="4968057848" table:style-name="ce2">
            <text:p>4968057848</text:p>
          </table:table-cell>
          <table:table-cell table:number-columns-repeated="16354" table:style-name="ce2"/>
        </table:table-row>
        <table:table-row table:style-name="ro1">
          <table:table-cell office:value-type="float" office:value="20" table:style-name="ce10">
            <text:p>20</text:p>
          </table:table-cell>
          <table:table-cell table:style-name="ce13"/>
          <table:table-cell table:number-columns-repeated="6" table:style-name="ce12"/>
          <table:table-cell table:style-name="ce13"/>
          <table:table-cell office:value-type="float" office:value="20" table:style-name="ce10">
            <text:p>20</text:p>
          </table:table-cell>
          <table:table-cell table:number-columns-repeated="18" table:style-name="ce12"/>
          <table:table-cell table:style-name="ce2"/>
          <table:table-cell office:value-type="float" office:value="39029188884" table:style-name="ce2">
            <text:p>39029188884</text:p>
          </table:table-cell>
          <table:table-cell table:number-columns-repeated="16354" table:style-name="ce2"/>
        </table:table-row>
        <table:table-row table:style-name="ro1">
          <table:table-cell office:value-type="float" office:value="21" table:style-name="ce10">
            <text:p>21</text:p>
          </table:table-cell>
          <table:table-cell table:style-name="ce13"/>
          <table:table-cell table:number-columns-repeated="6" table:style-name="ce12"/>
          <table:table-cell table:style-name="ce13"/>
          <table:table-cell office:value-type="float" office:value="21" table:style-name="ce10">
            <text:p>21</text:p>
          </table:table-cell>
          <table:table-cell table:number-columns-repeated="18" table:style-name="ce12"/>
          <table:table-cell table:style-name="ce2"/>
          <table:table-cell office:value-type="float" office:value="314666222712" table:style-name="ce14">
            <text:p>314666222712</text:p>
          </table:table-cell>
          <table:table-cell table:number-columns-repeated="16354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0" table:style-name="ce1"/>
          <table:table-cell table:style-name="ce15"/>
          <table:table-cell table:number-columns-repeated="16353" table:style-name="ce1"/>
        </table:table-row>
        <table:table-row table:style-name="ro1">
          <table:table-cell table:number-columns-repeated="2" table:style-name="ce1"/>
          <table:table-cell office:value-type="string" table:style-name="ce6">
            <text:p>n</text:p>
          </table:table-cell>
          <table:table-cell office:value-type="string" table:style-name="ce1">
            <text:p>Serial/MPI_1</text:p>
          </table:table-cell>
          <table:table-cell office:value-type="string" table:style-name="ce1">
            <text:p>Serial/MPI_2</text:p>
          </table:table-cell>
          <table:table-cell office:value-type="string" table:style-name="ce1">
            <text:p>Serial/MPI_4</text:p>
          </table:table-cell>
          <table:table-cell office:value-type="string" table:style-name="ce1">
            <text:p>Serial/MPI_8</text:p>
          </table:table-cell>
          <table:table-cell table:number-columns-repeated="3" table:style-name="ce1"/>
          <table:table-cell office:value-type="float" office:value="8.6414000000000005E-2" table:style-name="ce16">
            <text:p>0,086414</text:p>
          </table:table-cell>
          <table:table-cell office:value-type="float" office:value="1.9000000000000001E-5" table:style-name="ce17">
            <text:p>0,000019</text:p>
          </table:table-cell>
          <table:table-cell office:value-type="float" office:value="7.6424000000000006E-2" table:style-name="ce16">
            <text:p>0,076424</text:p>
          </table:table-cell>
          <table:table-cell office:value-type="float" office:value="1.7E-5" table:style-name="ce17">
            <text:p>0,000017</text:p>
          </table:table-cell>
          <table:table-cell office:value-type="float" office:value="7.4855000000000005E-2" table:style-name="ce18">
            <text:p>0,074855</text:p>
          </table:table-cell>
          <table:table-cell office:value-type="float" office:value="1.7E-5" table:style-name="ce17">
            <text:p>0,000017</text:p>
          </table:table-cell>
          <table:table-cell table:number-columns-repeated="12" table:style-name="ce19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1.1055555555555556" table:formula="of:=[.B5]/[.E5]" table:style-name="ce1">
            <text:p>1,105555556</text:p>
          </table:table-cell>
          <table:table-cell office:value-type="float" office:value="0.40862422997946612" table:formula="of:=[.B5]/[.F5]" table:style-name="ce1">
            <text:p>0,40862423</text:p>
          </table:table-cell>
          <table:table-cell office:value-type="float" office:value="0.4772182254196643" table:formula="of:=[.B5]/[.G5]" table:style-name="ce1">
            <text:p>0,477218225</text:p>
          </table:table-cell>
          <table:table-cell office:value-type="float" office:value="0.29093567251461988" table:formula="of:=[.B5]/[.H5]" table:style-name="ce1">
            <text:p>0,290935673</text:p>
          </table:table-cell>
          <table:table-cell table:number-columns-repeated="3" table:style-name="ce1"/>
          <table:table-cell office:value-type="float" office:value="7.3567999999999995E-2" table:style-name="ce16">
            <text:p>0,073568</text:p>
          </table:table-cell>
          <table:table-cell office:value-type="float" office:value="2.0000000000000002E-5" table:style-name="ce17">
            <text:p>0,000020</text:p>
          </table:table-cell>
          <table:table-cell office:value-type="float" office:value="7.9836000000000004E-2" table:style-name="ce16">
            <text:p>0,079836</text:p>
          </table:table-cell>
          <table:table-cell office:value-type="float" office:value="1.9000000000000001E-5" table:style-name="ce17">
            <text:p>0,000019</text:p>
          </table:table-cell>
          <table:table-cell office:value-type="float" office:value="7.3241000000000001E-2" table:style-name="ce16">
            <text:p>0,073241</text:p>
          </table:table-cell>
          <table:table-cell office:value-type="float" office:value="1.9000000000000001E-5" table:style-name="ce17">
            <text:p>0,000019</text:p>
          </table:table-cell>
          <table:table-cell office:value-type="float" office:value="7.3208999999999996E-2" table:style-name="ce16">
            <text:p>0,073209</text:p>
          </table:table-cell>
          <table:table-cell office:value-type="float" office:value="1.7E-5" table:style-name="ce17">
            <text:p>0,000017</text:p>
          </table:table-cell>
          <table:table-cell office:value-type="float" office:value="7.3473999999999998E-2" table:style-name="ce16">
            <text:p>0,073474</text:p>
          </table:table-cell>
          <table:table-cell office:value-type="float" office:value="1.7E-5" table:style-name="ce17">
            <text:p>0,000017</text:p>
          </table:table-cell>
          <table:table-cell office:value-type="float" office:value="7.4385000000000007E-2" table:style-name="ce16">
            <text:p>0,074385</text:p>
          </table:table-cell>
          <table:table-cell office:value-type="float" office:value="1.7E-5" table:style-name="ce17">
            <text:p>0,000017</text:p>
          </table:table-cell>
          <table:table-cell table:number-columns-repeated="6" table:style-name="ce19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1.0383480825958702" table:formula="of:=[.B6]/[.E6]" table:style-name="ce1">
            <text:p>1,038348083</text:p>
          </table:table-cell>
          <table:table-cell office:value-type="float" office:value="1.6842105263157894" table:formula="of:=[.B6]/[.F6]" table:style-name="ce1">
            <text:p>1,684210526</text:p>
          </table:table-cell>
          <table:table-cell office:value-type="float" office:value="0.65185185185185179" table:formula="of:=[.B6]/[.G6]" table:style-name="ce1">
            <text:p>0,651851852</text:p>
          </table:table-cell>
          <table:table-cell office:value-type="float" office:value="0.64944649446494473" table:formula="of:=[.B6]/[.H6]" table:style-name="ce1">
            <text:p>0,649446494</text:p>
          </table:table-cell>
          <table:table-cell table:number-columns-repeated="3" table:style-name="ce1"/>
          <table:table-cell office:value-type="float" office:value="7.3713000000000001E-2" table:style-name="ce16">
            <text:p>0,073713</text:p>
          </table:table-cell>
          <table:table-cell office:value-type="float" office:value="2.6999999999999999E-5" table:style-name="ce17">
            <text:p>0,000027</text:p>
          </table:table-cell>
          <table:table-cell office:value-type="float" office:value="7.9836000000000004E-2" table:style-name="ce16">
            <text:p>0,079836</text:p>
          </table:table-cell>
          <table:table-cell office:value-type="float" office:value="2.8E-5" table:style-name="ce17">
            <text:p>0,000028</text:p>
          </table:table-cell>
          <table:table-cell office:value-type="float" office:value="7.3871000000000006E-2" table:style-name="ce16">
            <text:p>0,073871</text:p>
          </table:table-cell>
          <table:table-cell office:value-type="float" office:value="2.4000000000000001E-5" table:style-name="ce17">
            <text:p>0,000024</text:p>
          </table:table-cell>
          <table:table-cell office:value-type="float" office:value="7.4010000000000006E-2" table:style-name="ce16">
            <text:p>0,074010</text:p>
          </table:table-cell>
          <table:table-cell office:value-type="float" office:value="1.7E-5" table:style-name="ce17">
            <text:p>0,000017</text:p>
          </table:table-cell>
          <table:table-cell office:value-type="float" office:value="7.3332999999999995E-2" table:style-name="ce16">
            <text:p>0,073333</text:p>
          </table:table-cell>
          <table:table-cell office:value-type="float" office:value="1.8E-5" table:style-name="ce17">
            <text:p>0,000018</text:p>
          </table:table-cell>
          <table:table-cell office:value-type="float" office:value="7.6959E-2" table:style-name="ce16">
            <text:p>0,076959</text:p>
          </table:table-cell>
          <table:table-cell office:value-type="float" office:value="1.8E-5" table:style-name="ce17">
            <text:p>0,000018</text:p>
          </table:table-cell>
          <table:table-cell table:number-columns-repeated="6" table:style-name="ce20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.163290822705677E-2" table:formula="of:=[.B7]/[.E7]" table:style-name="ce1">
            <text:p>0,031632908</text:p>
          </table:table-cell>
          <table:table-cell office:value-type="float" office:value="0.72182596291012846" table:formula="of:=[.B7]/[.F7]" table:style-name="ce1">
            <text:p>0,721825963</text:p>
          </table:table-cell>
          <table:table-cell office:value-type="float" office:value="0.51844262295081978" table:formula="of:=[.B7]/[.G7]" table:style-name="ce1">
            <text:p>0,518442623</text:p>
          </table:table-cell>
          <table:table-cell office:value-type="float" office:value="1.3421750663129974" table:formula="of:=[.B7]/[.H7]" table:style-name="ce1">
            <text:p>1,342175066</text:p>
          </table:table-cell>
          <table:table-cell table:number-columns-repeated="3" table:style-name="ce1"/>
          <table:table-cell office:value-type="float" office:value="7.9962000000000005E-2" table:style-name="ce16">
            <text:p>0,079962</text:p>
          </table:table-cell>
          <table:table-cell office:value-type="float" office:value="4.5000000000000003E-5" table:style-name="ce17">
            <text:p>0,000045</text:p>
          </table:table-cell>
          <table:table-cell office:value-type="float" office:value="7.5059000000000001E-2" table:style-name="ce16">
            <text:p>0,075059</text:p>
          </table:table-cell>
          <table:table-cell office:value-type="float" office:value="3.8999999999999999E-5" table:style-name="ce17">
            <text:p>0,000039</text:p>
          </table:table-cell>
          <table:table-cell office:value-type="float" office:value="8.3404000000000006E-2" table:style-name="ce16">
            <text:p>0,083404</text:p>
          </table:table-cell>
          <table:table-cell office:value-type="float" office:value="3.8999999999999999E-5" table:style-name="ce17">
            <text:p>0,000039</text:p>
          </table:table-cell>
          <table:table-cell office:value-type="float" office:value="7.3468000000000006E-2" table:style-name="ce16">
            <text:p>0,073468</text:p>
          </table:table-cell>
          <table:table-cell office:value-type="float" office:value="2.0000000000000002E-5" table:style-name="ce17">
            <text:p>0,000020</text:p>
          </table:table-cell>
          <table:table-cell office:value-type="float" office:value="7.3019000000000001E-2" table:style-name="ce16">
            <text:p>0,073019</text:p>
          </table:table-cell>
          <table:table-cell office:value-type="float" office:value="2.0999999999999999E-5" table:style-name="ce17">
            <text:p>0,000021</text:p>
          </table:table-cell>
          <table:table-cell office:value-type="float" office:value="7.5744000000000006E-2" table:style-name="ce16">
            <text:p>0,075744</text:p>
          </table:table-cell>
          <table:table-cell office:value-type="float" office:value="2.0000000000000002E-5" table:style-name="ce17">
            <text:p>0,000020</text:p>
          </table:table-cell>
          <table:table-cell table:number-columns-repeated="6" table:style-name="ce20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2.1000064024585444E-2" table:formula="of:=[.B8]/[.E8]" table:style-name="ce1">
            <text:p>0,021000064</text:p>
          </table:table-cell>
          <table:table-cell office:value-type="float" office:value="0.34417628541448059" table:formula="of:=[.B8]/[.F8]" table:style-name="ce1">
            <text:p>0,344176285</text:p>
          </table:table-cell>
          <table:table-cell office:value-type="float" office:value="0.51090342679127732" table:formula="of:=[.B8]/[.G8]" table:style-name="ce1">
            <text:p>0,510903427</text:p>
          </table:table-cell>
          <table:table-cell office:value-type="float" office:value="0.85639686684073113" table:formula="of:=[.B8]/[.H8]" table:style-name="ce1">
            <text:p>0,856396867</text:p>
          </table:table-cell>
          <table:table-cell table:number-columns-repeated="3" table:style-name="ce1"/>
          <table:table-cell office:value-type="float" office:value="7.6233999999999996E-2" table:style-name="ce16">
            <text:p>0,076234</text:p>
          </table:table-cell>
          <table:table-cell office:value-type="float" office:value="1.01E-4" table:style-name="ce17">
            <text:p>0,000101</text:p>
          </table:table-cell>
          <table:table-cell office:value-type="float" office:value="7.4359999999999996E-2" table:style-name="ce16">
            <text:p>0,074360</text:p>
          </table:table-cell>
          <table:table-cell office:value-type="float" office:value="8.3999999999999995E-5" table:style-name="ce17">
            <text:p>0,000084</text:p>
          </table:table-cell>
          <table:table-cell office:value-type="float" office:value="7.3435E-2" table:style-name="ce16">
            <text:p>0,073435</text:p>
          </table:table-cell>
          <table:table-cell office:value-type="float" office:value="8.5000000000000006E-5" table:style-name="ce17">
            <text:p>0,000085</text:p>
          </table:table-cell>
          <table:table-cell office:value-type="float" office:value="7.3228000000000001E-2" table:style-name="ce16">
            <text:p>0,073228</text:p>
          </table:table-cell>
          <table:table-cell office:value-type="float" office:value="2.5999999999999998E-5" table:style-name="ce17">
            <text:p>0,000026</text:p>
          </table:table-cell>
          <table:table-cell office:value-type="float" office:value="7.4592000000000006E-2" table:style-name="ce16">
            <text:p>0,074592</text:p>
          </table:table-cell>
          <table:table-cell office:value-type="float" office:value="2.6999999999999999E-5" table:style-name="ce17">
            <text:p>0,000027</text:p>
          </table:table-cell>
          <table:table-cell office:value-type="float" office:value="8.3829000000000001E-2" table:style-name="ce16">
            <text:p>0,083829</text:p>
          </table:table-cell>
          <table:table-cell office:value-type="float" office:value="2.5000000000000001E-5" table:style-name="ce17">
            <text:p>0,000025</text:p>
          </table:table-cell>
          <table:table-cell table:number-columns-repeated="6" table:style-name="ce20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5.2203262703918993E-2" table:formula="of:=[.B9]/[.E9]" table:style-name="ce1">
            <text:p>0,052203263</text:p>
          </table:table-cell>
          <table:table-cell office:value-type="float" office:value="1.4637223974763407" table:formula="of:=[.B9]/[.F9]" table:style-name="ce1">
            <text:p>1,463722397</text:p>
          </table:table-cell>
          <table:table-cell office:value-type="float" office:value="1.3567251461988303" table:formula="of:=[.B9]/[.G9]" table:style-name="ce1">
            <text:p>1,356725146</text:p>
          </table:table-cell>
          <table:table-cell office:value-type="float" office:value="1.4530271398747392" table:formula="of:=[.B9]/[.H9]" table:style-name="ce1">
            <text:p>1,45302714</text:p>
          </table:table-cell>
          <table:table-cell table:number-columns-repeated="3" table:style-name="ce1"/>
          <table:table-cell office:value-type="float" office:value="7.7518000000000004E-2" table:style-name="ce16">
            <text:p>0,077518</text:p>
          </table:table-cell>
          <table:table-cell office:value-type="float" office:value="3.7800000000000003E-4" table:style-name="ce17">
            <text:p>0,000378</text:p>
          </table:table-cell>
          <table:table-cell office:value-type="float" office:value="7.3792999999999997E-2" table:style-name="ce16">
            <text:p>0,073793</text:p>
          </table:table-cell>
          <table:table-cell office:value-type="float" office:value="3.0600000000000001E-4" table:style-name="ce17">
            <text:p>0,000306</text:p>
          </table:table-cell>
          <table:table-cell office:value-type="float" office:value="7.5303999999999996E-2" table:style-name="ce16">
            <text:p>0,075304</text:p>
          </table:table-cell>
          <table:table-cell office:value-type="float" office:value="3.0400000000000002E-4" table:style-name="ce17">
            <text:p>0,000304</text:p>
          </table:table-cell>
          <table:table-cell office:value-type="float" office:value="7.4073E-2" table:style-name="ce16">
            <text:p>0,074073</text:p>
          </table:table-cell>
          <table:table-cell office:value-type="float" office:value="4.1E-5" table:style-name="ce17">
            <text:p>0,000041</text:p>
          </table:table-cell>
          <table:table-cell office:value-type="float" office:value="7.4731000000000006E-2" table:style-name="ce16">
            <text:p>0,074731</text:p>
          </table:table-cell>
          <table:table-cell office:value-type="float" office:value="4.1999999999999998E-5" table:style-name="ce17">
            <text:p>0,000042</text:p>
          </table:table-cell>
          <table:table-cell office:value-type="float" office:value="7.3692999999999995E-2" table:style-name="ce16">
            <text:p>0,073693</text:p>
          </table:table-cell>
          <table:table-cell office:value-type="float" office:value="4.1999999999999998E-5" table:style-name="ce17">
            <text:p>0,000042</text:p>
          </table:table-cell>
          <table:table-cell table:number-columns-repeated="6" table:style-name="ce20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0.25713386487620649" table:formula="of:=[.B10]/[.E10]" table:style-name="ce1">
            <text:p>0,257133865</text:p>
          </table:table-cell>
          <table:table-cell office:value-type="float" office:value="6.6422764227642279" table:formula="of:=[.B10]/[.F10]" table:style-name="ce1">
            <text:p>6,642276423</text:p>
          </table:table-cell>
          <table:table-cell office:value-type="float" office:value="4.0986622073578598" table:formula="of:=[.B10]/[.G10]" table:style-name="ce1">
            <text:p>4,098662207</text:p>
          </table:table-cell>
          <table:table-cell office:value-type="float" office:value="4.3820023837902262" table:formula="of:=[.B10]/[.H10]" table:style-name="ce1">
            <text:p>4,382002384</text:p>
          </table:table-cell>
          <table:table-cell table:number-columns-repeated="3" table:style-name="ce1"/>
          <table:table-cell office:value-type="float" office:value="7.3760999999999993E-2" table:style-name="ce16">
            <text:p>0,073761</text:p>
          </table:table-cell>
          <table:table-cell office:value-type="float" office:value="9.9299999999999996E-4" table:style-name="ce17">
            <text:p>0,000993</text:p>
          </table:table-cell>
          <table:table-cell office:value-type="float" office:value="7.4940999999999994E-2" table:style-name="ce16">
            <text:p>0,074941</text:p>
          </table:table-cell>
          <table:table-cell office:value-type="float" office:value="8.2799999999999996E-4" table:style-name="ce17">
            <text:p>0,000828</text:p>
          </table:table-cell>
          <table:table-cell office:value-type="float" office:value="7.5684000000000001E-2" table:style-name="ce16">
            <text:p>0,075684</text:p>
          </table:table-cell>
          <table:table-cell office:value-type="float" office:value="8.2399999999999997E-4" table:style-name="ce17">
            <text:p>0,000824</text:p>
          </table:table-cell>
          <table:table-cell office:value-type="float" office:value="7.4592000000000006E-2" table:style-name="ce16">
            <text:p>0,074592</text:p>
          </table:table-cell>
          <table:table-cell office:value-type="float" office:value="7.7999999999999999E-5" table:style-name="ce17">
            <text:p>0,000078</text:p>
          </table:table-cell>
          <table:table-cell office:value-type="float" office:value="7.3497999999999994E-2" table:style-name="ce16">
            <text:p>0,073498</text:p>
          </table:table-cell>
          <table:table-cell office:value-type="float" office:value="8.0000000000000007E-5" table:style-name="ce17">
            <text:p>0,000080</text:p>
          </table:table-cell>
          <table:table-cell office:value-type="float" office:value="7.3661000000000004E-2" table:style-name="ce16">
            <text:p>0,073661</text:p>
          </table:table-cell>
          <table:table-cell office:value-type="float" office:value="7.7999999999999999E-5" table:style-name="ce17">
            <text:p>0,000078</text:p>
          </table:table-cell>
          <table:table-cell table:number-columns-repeated="6" table:style-name="ce20"/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1.2041069033123517" table:formula="of:=[.B11]/[.E11]" table:style-name="ce1">
            <text:p>1,204106903</text:p>
          </table:table-cell>
          <table:table-cell office:value-type="float" office:value="0.71396231032794921" table:formula="of:=[.B11]/[.F11]" table:style-name="ce1">
            <text:p>0,71396231</text:p>
          </table:table-cell>
          <table:table-cell office:value-type="float" office:value="0.58089406610911998" table:formula="of:=[.B11]/[.G11]" table:style-name="ce1">
            <text:p>0,580894066</text:p>
          </table:table-cell>
          <table:table-cell office:value-type="float" office:value="5.694046844502278" table:formula="of:=[.B11]/[.H11]" table:style-name="ce1">
            <text:p>5,694046845</text:p>
          </table:table-cell>
          <table:table-cell table:number-columns-repeated="3" table:style-name="ce1"/>
          <table:table-cell office:value-type="float" office:value="7.9233999999999999E-2" table:style-name="ce16">
            <text:p>0,079234</text:p>
          </table:table-cell>
          <table:table-cell office:value-type="float" office:value="4.6639999999999997E-3" table:style-name="ce17">
            <text:p>0,004664</text:p>
          </table:table-cell>
          <table:table-cell office:value-type="float" office:value="7.8692999999999999E-2" table:style-name="ce16">
            <text:p>0,078693</text:p>
          </table:table-cell>
          <table:table-cell office:value-type="float" office:value="3.5270000000000002E-3" table:style-name="ce17">
            <text:p>0,003527</text:p>
          </table:table-cell>
          <table:table-cell office:value-type="float" office:value="7.7049999999999993E-2" table:style-name="ce16">
            <text:p>0,077050</text:p>
          </table:table-cell>
          <table:table-cell office:value-type="float" office:value="3.5270000000000002E-3" table:style-name="ce17">
            <text:p>0,003527</text:p>
          </table:table-cell>
          <table:table-cell office:value-type="float" office:value="7.5998999999999997E-2" table:style-name="ce16">
            <text:p>0,075999</text:p>
          </table:table-cell>
          <table:table-cell office:value-type="float" office:value="2.7300000000000002E-4" table:style-name="ce17">
            <text:p>0,000273</text:p>
          </table:table-cell>
          <table:table-cell office:value-type="float" office:value="7.4649999999999994E-2" table:style-name="ce16">
            <text:p>0,074650</text:p>
          </table:table-cell>
          <table:table-cell office:value-type="float" office:value="2.7599999999999999E-4" table:style-name="ce17">
            <text:p>0,000276</text:p>
          </table:table-cell>
          <table:table-cell office:value-type="float" office:value="7.7740000000000004E-2" table:style-name="ce16">
            <text:p>0,077740</text:p>
          </table:table-cell>
          <table:table-cell office:value-type="float" office:value="2.7E-4" table:style-name="ce17">
            <text:p>0,000270</text:p>
          </table:table-cell>
          <table:table-cell table:number-columns-repeated="6" table:style-name="ce20"/>
          <table:table-cell table:number-columns-repeated="16356" table:style-name="ce1"/>
        </table:table-row>
        <table:table-row table:style-name="ro1">
          <table:table-cell table:number-columns-repeated="2"/>
          <table:table-cell office:value-type="float" office:value="12" table:style-name="ce6">
            <text:p>12</text:p>
          </table:table-cell>
          <table:table-cell office:value-type="float" office:value="2.0297819054575812" table:formula="of:=[.B12]/[.E12]" table:style-name="ce1">
            <text:p>2,029781905</text:p>
          </table:table-cell>
          <table:table-cell office:value-type="float" office:value="3.1413759689922478" table:formula="of:=[.B12]/[.F12]" table:style-name="ce1">
            <text:p>3,141375969</text:p>
          </table:table-cell>
          <table:table-cell office:value-type="float" office:value="2.8480189756654659" table:formula="of:=[.B12]/[.G12]" table:style-name="ce1">
            <text:p>2,848018976</text:p>
          </table:table-cell>
          <table:table-cell office:value-type="float" office:value="6.871829294142584" table:formula="of:=[.B12]/[.H12]" table:style-name="ce1">
            <text:p>6,871829294</text:p>
          </table:table-cell>
          <table:table-cell table:number-columns-repeated="3" table:style-name="ce1"/>
          <table:table-cell office:value-type="float" office:value="9.3794000000000002E-2" table:style-name="ce16">
            <text:p>0,093794</text:p>
          </table:table-cell>
          <table:table-cell office:value-type="float" office:value="1.9334E-2" table:style-name="ce17">
            <text:p>0,019334</text:p>
          </table:table-cell>
          <table:table-cell office:value-type="float" office:value="9.0167999999999998E-2" table:style-name="ce16">
            <text:p>0,090168</text:p>
          </table:table-cell>
          <table:table-cell office:value-type="float" office:value="1.6028000000000001E-2" table:style-name="ce17">
            <text:p>0,016028</text:p>
          </table:table-cell>
          <table:table-cell office:value-type="float" office:value="8.8940000000000005E-2" table:style-name="ce16">
            <text:p>0,088940</text:p>
          </table:table-cell>
          <table:table-cell office:value-type="float" office:value="1.6123999999999999E-2" table:style-name="ce17">
            <text:p>0,016124</text:p>
          </table:table-cell>
          <table:table-cell office:value-type="float" office:value="7.5839000000000004E-2" table:style-name="ce16">
            <text:p>0,075839</text:p>
          </table:table-cell>
          <table:table-cell office:value-type="float" office:value="7.2300000000000001E-4" table:style-name="ce17">
            <text:p>0,000723</text:p>
          </table:table-cell>
          <table:table-cell office:value-type="float" office:value="7.5398000000000007E-2" table:style-name="ce16">
            <text:p>0,075398</text:p>
          </table:table-cell>
          <table:table-cell office:value-type="float" office:value="7.2900000000000005E-4" table:style-name="ce17">
            <text:p>0,000729</text:p>
          </table:table-cell>
          <table:table-cell office:value-type="float" office:value="7.6677999999999996E-2" table:style-name="ce16">
            <text:p>0,076678</text:p>
          </table:table-cell>
          <table:table-cell office:value-type="float" office:value="7.2499999999999995E-4" table:style-name="ce17">
            <text:p>0,000725</text:p>
          </table:table-cell>
          <table:table-cell table:number-columns-repeated="6" table:style-name="ce20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3" table:style-name="ce6">
            <text:p>13</text:p>
          </table:table-cell>
          <table:table-cell office:value-type="float" office:value="2.4031060870364525" table:formula="of:=[.B13]/[.E13]" table:style-name="ce1">
            <text:p>2,403106087</text:p>
          </table:table-cell>
          <table:table-cell office:value-type="float" office:value="3.6822625564198597" table:formula="of:=[.B13]/[.F13]" table:style-name="ce1">
            <text:p>3,682262556</text:p>
          </table:table-cell>
          <table:table-cell office:value-type="float" office:value="6.9631714669669114" table:formula="of:=[.B13]/[.G13]" table:style-name="ce1">
            <text:p>6,963171467</text:p>
          </table:table-cell>
          <table:table-cell office:value-type="float" office:value="7.0384996634644805" table:formula="of:=[.B13]/[.H13]" table:style-name="ce1">
            <text:p>7,038499663</text:p>
          </table:table-cell>
          <table:table-cell table:number-columns-repeated="3" table:style-name="ce1"/>
          <table:table-cell office:value-type="float" office:value="0.18217700000000001" table:style-name="ce16">
            <text:p>0,182177</text:p>
          </table:table-cell>
          <table:table-cell office:value-type="float" office:value="0.109711" table:style-name="ce17">
            <text:p>0,109711</text:p>
          </table:table-cell>
          <table:table-cell office:value-type="float" office:value="0.16443199999999999" table:style-name="ce16">
            <text:p>0,164432</text:p>
          </table:table-cell>
          <table:table-cell office:value-type="float" office:value="9.0463000000000002E-2" table:style-name="ce17">
            <text:p>0,090463</text:p>
          </table:table-cell>
          <table:table-cell office:value-type="float" office:value="0.166877" table:style-name="ce16">
            <text:p>0,166877</text:p>
          </table:table-cell>
          <table:table-cell office:value-type="float" office:value="9.0051999999999993E-2" table:style-name="ce17">
            <text:p>0,090052</text:p>
          </table:table-cell>
          <table:table-cell office:value-type="float" office:value="7.9177999999999998E-2" table:style-name="ce16">
            <text:p>0,079178</text:p>
          </table:table-cell>
          <table:table-cell office:value-type="float" office:value="3.0820000000000001E-3" table:style-name="ce17">
            <text:p>0,003082</text:p>
          </table:table-cell>
          <table:table-cell office:value-type="float" office:value="7.5550000000000006E-2" table:style-name="ce16">
            <text:p>0,075550</text:p>
          </table:table-cell>
          <table:table-cell office:value-type="float" office:value="3.075E-3" table:style-name="ce17">
            <text:p>0,003075</text:p>
          </table:table-cell>
          <table:table-cell office:value-type="float" office:value="7.8506000000000006E-2" table:style-name="ce16">
            <text:p>0,078506</text:p>
          </table:table-cell>
          <table:table-cell office:value-type="float" office:value="3.0309999999999998E-3" table:style-name="ce17">
            <text:p>0,003031</text:p>
          </table:table-cell>
          <table:table-cell table:number-columns-repeated="6" table:style-name="ce20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4" table:style-name="ce6">
            <text:p>14</text:p>
          </table:table-cell>
          <table:table-cell office:value-type="float" office:value="2.9231056939447364" table:formula="of:=[.B14]/[.E14]" table:style-name="ce1">
            <text:p>2,923105694</text:p>
          </table:table-cell>
          <table:table-cell office:value-type="float" office:value="4.5520505425213145" table:formula="of:=[.B14]/[.F14]" table:style-name="ce1">
            <text:p>4,552050543</text:p>
          </table:table-cell>
          <table:table-cell office:value-type="float" office:value="6.6195698785350334" table:formula="of:=[.B14]/[.G14]" table:style-name="ce1">
            <text:p>6,619569879</text:p>
          </table:table-cell>
          <table:table-cell office:value-type="float" office:value="7.4296060609986148" table:formula="of:=[.B14]/[.H14]" table:style-name="ce1">
            <text:p>7,429606061</text:p>
          </table:table-cell>
          <table:table-cell table:number-columns-repeated="3" table:style-name="ce1"/>
          <table:table-cell office:value-type="float" office:value="0.50889799999999996" table:style-name="ce16">
            <text:p>0,508898</text:p>
          </table:table-cell>
          <table:table-cell office:value-type="float" office:value="0.43536900000000001" table:style-name="ce17">
            <text:p>0,435369</text:p>
          </table:table-cell>
          <table:table-cell office:value-type="float" office:value="0.50759200000000004" table:style-name="ce16">
            <text:p>0,507592</text:p>
          </table:table-cell>
          <table:table-cell office:value-type="float" office:value="0.433813" table:style-name="ce17">
            <text:p>0,433813</text:p>
          </table:table-cell>
          <table:table-cell office:value-type="float" office:value="0.50547399999999998" table:style-name="ce16">
            <text:p>0,505474</text:p>
          </table:table-cell>
          <table:table-cell office:value-type="float" office:value="0.431477" table:style-name="ce17">
            <text:p>0,431477</text:p>
          </table:table-cell>
          <table:table-cell office:value-type="float" office:value="9.1941999999999996E-2" table:style-name="ce16">
            <text:p>0,091942</text:p>
          </table:table-cell>
          <table:table-cell office:value-type="float" office:value="1.6740000000000001E-2" table:style-name="ce17">
            <text:p>0,016740</text:p>
          </table:table-cell>
          <table:table-cell office:value-type="float" office:value="9.1747999999999996E-2" table:style-name="ce16">
            <text:p>0,091748</text:p>
          </table:table-cell>
          <table:table-cell office:value-type="float" office:value="1.7193E-2" table:style-name="ce17">
            <text:p>0,017193</text:p>
          </table:table-cell>
          <table:table-cell office:value-type="float" office:value="9.1471999999999998E-2" table:style-name="ce16">
            <text:p>0,091472</text:p>
          </table:table-cell>
          <table:table-cell office:value-type="float" office:value="1.7912999999999998E-2" table:style-name="ce17">
            <text:p>0,017913</text:p>
          </table:table-cell>
          <table:table-cell table:number-columns-repeated="6" table:style-name="ce20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5" table:style-name="ce6">
            <text:p>15</text:p>
          </table:table-cell>
          <table:table-cell office:value-type="float" office:value="2.9516148345864268" table:formula="of:=[.B15]/[.E15]" table:style-name="ce1">
            <text:p>2,951614835</text:p>
          </table:table-cell>
          <table:table-cell office:value-type="float" office:value="5.531673112487308" table:formula="of:=[.B15]/[.F15]" table:style-name="ce1">
            <text:p>5,531673112</text:p>
          </table:table-cell>
          <table:table-cell office:value-type="float" office:value="7.9911099412216942" table:formula="of:=[.B15]/[.G15]" table:style-name="ce1">
            <text:p>7,991109941</text:p>
          </table:table-cell>
          <table:table-cell office:value-type="float" office:value="12.866820753867295" table:formula="of:=[.B15]/[.H15]" table:style-name="ce1">
            <text:p>12,86682075</text:p>
          </table:table-cell>
          <table:table-cell table:number-columns-repeated="3" table:style-name="ce1"/>
          <table:table-cell office:value-type="float" office:value="2.6763599999999999" table:style-name="ce16">
            <text:p>2,676360</text:p>
          </table:table-cell>
          <table:table-cell office:value-type="float" office:value="2.6005069999999999" table:style-name="ce17">
            <text:p>2,600507</text:p>
          </table:table-cell>
          <table:table-cell office:value-type="float" office:value="2.7240799999999998" table:style-name="ce16">
            <text:p>2,724080</text:p>
          </table:table-cell>
          <table:table-cell office:value-type="float" office:value="2.648882" table:style-name="ce17">
            <text:p>2,648882</text:p>
          </table:table-cell>
          <table:table-cell office:value-type="float" office:value="2.72268" table:style-name="ce16">
            <text:p>2,722680</text:p>
          </table:table-cell>
          <table:table-cell office:value-type="float" office:value="2.6464349999999999" table:style-name="ce17">
            <text:p>2,646435</text:p>
          </table:table-cell>
          <table:table-cell office:value-type="float" office:value="0.21645900000000001" table:style-name="ce16">
            <text:p>0,216459</text:p>
          </table:table-cell>
          <table:table-cell office:value-type="float" office:value="0.13628899999999999" table:style-name="ce17">
            <text:p>0,136289</text:p>
          </table:table-cell>
          <table:table-cell office:value-type="float" office:value="0.22719200000000001" table:style-name="ce16">
            <text:p>0,227192</text:p>
          </table:table-cell>
          <table:table-cell office:value-type="float" office:value="0.15281900000000001" table:style-name="ce17">
            <text:p>0,152819</text:p>
          </table:table-cell>
          <table:table-cell office:value-type="float" office:value="0.22806299999999999" table:style-name="ce16">
            <text:p>0,228063</text:p>
          </table:table-cell>
          <table:table-cell office:value-type="float" office:value="0.15205199999999999" table:style-name="ce17">
            <text:p>0,152052</text:p>
          </table:table-cell>
          <table:table-cell table:number-columns-repeated="6" table:style-name="ce20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6" table:style-name="ce6">
            <text:p>16</text:p>
          </table:table-cell>
          <table:table-cell office:value-type="float" office:value="3.5795637233356916" table:formula="of:=[.B16]/[.E16]" table:style-name="ce1">
            <text:p>3,579563723</text:p>
          </table:table-cell>
          <table:table-cell office:value-type="float" office:value="6.7471403447726992" table:formula="of:=[.B16]/[.F16]" table:style-name="ce1">
            <text:p>6,747140345</text:p>
          </table:table-cell>
          <table:table-cell office:value-type="float" office:value="7.9904084855814199" table:formula="of:=[.B16]/[.G16]" table:style-name="ce1">
            <text:p>7,990408486</text:p>
          </table:table-cell>
          <table:table-cell office:value-type="float" office:value="8.5301366259509237" table:formula="of:=[.B16]/[.H16]" table:style-name="ce1">
            <text:p>8,530136626</text:p>
          </table:table-cell>
          <table:table-cell table:number-columns-repeated="3" table:style-name="ce1"/>
          <table:table-cell office:value-type="float" office:value="15.562351" table:style-name="ce16">
            <text:p>15,562351</text:p>
          </table:table-cell>
          <table:table-cell office:value-type="float" office:value="15.503977000000001" table:style-name="ce17">
            <text:p>15,503977</text:p>
          </table:table-cell>
          <table:table-cell office:value-type="float" office:value="15.899328000000001" table:style-name="ce16">
            <text:p>15,899328</text:p>
          </table:table-cell>
          <table:table-cell office:value-type="float" office:value="15.823236" table:style-name="ce17">
            <text:p>15,823236</text:p>
          </table:table-cell>
          <table:table-cell office:value-type="float" office:value="15.864856" table:style-name="ce16">
            <text:p>15,864856</text:p>
          </table:table-cell>
          <table:table-cell office:value-type="float" office:value="15.785131" table:style-name="ce17">
            <text:p>15,785131</text:p>
          </table:table-cell>
          <table:table-cell office:value-type="float" office:value="0.75258199999999997" table:style-name="ce16">
            <text:p>0,752582</text:p>
          </table:table-cell>
          <table:table-cell office:value-type="float" office:value="0.67699100000000001" table:style-name="ce17">
            <text:p>0,676991</text:p>
          </table:table-cell>
          <table:table-cell office:value-type="float" office:value="0.77513100000000001" table:style-name="ce16">
            <text:p>0,775131</text:p>
          </table:table-cell>
          <table:table-cell office:value-type="float" office:value="0.70023299999999999" table:style-name="ce17">
            <text:p>0,700233</text:p>
          </table:table-cell>
          <table:table-cell office:value-type="float" office:value="0.87301700000000004" table:style-name="ce16">
            <text:p>0,873017</text:p>
          </table:table-cell>
          <table:table-cell office:value-type="float" office:value="0.79100000000000004" table:style-name="ce17">
            <text:p>0,791000</text:p>
          </table:table-cell>
          <table:table-cell table:number-columns-repeated="6" table:style-name="ce20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7" table:style-name="ce6">
            <text:p>17</text:p>
          </table:table-cell>
          <table:table-cell office:value-type="float" office:value="3.5550806819209955" table:formula="of:=[.B17]/[.E17]" table:style-name="ce1">
            <text:p>3,555080682</text:p>
          </table:table-cell>
          <table:table-cell office:value-type="float" office:value="3.5999091251942663" table:formula="of:=[.B17]/[.F17]" table:style-name="ce1">
            <text:p>3,599909125</text:p>
          </table:table-cell>
          <table:table-cell office:value-type="float" office:value="7.8330077652019803" table:formula="of:=[.B17]/[.G17]" table:style-name="ce1">
            <text:p>7,833007765</text:p>
          </table:table-cell>
          <table:table-cell office:value-type="float" office:value="14.649757375294419" table:formula="of:=[.B17]/[.H17]" table:style-name="ce1">
            <text:p>14,64975738</text:p>
          </table:table-cell>
          <table:table-cell table:number-columns-repeated="3" table:style-name="ce1"/>
          <table:table-cell office:value-type="float" office:value="131.08353099999999" table:style-name="ce16">
            <text:p>131,083531</text:p>
          </table:table-cell>
          <table:table-cell office:value-type="float" office:value="130.97022699999999" table:style-name="ce17">
            <text:p>130,970227</text:p>
          </table:table-cell>
          <table:table-cell office:value-type="float" office:value="143.71146100000001" table:style-name="ce16">
            <text:p>143,711461</text:p>
          </table:table-cell>
          <table:table-cell office:value-type="float" office:value="143.60029700000001" table:style-name="ce17">
            <text:p>143,600297</text:p>
          </table:table-cell>
          <table:table-cell office:value-type="float" office:value="143.906406" table:style-name="ce16">
            <text:p>143,906406</text:p>
          </table:table-cell>
          <table:table-cell office:value-type="float" office:value="143.78976599999999" table:style-name="ce17">
            <text:p>143,789766</text:p>
          </table:table-cell>
          <table:table-cell office:value-type="float" office:value="5.2975750000000001" table:style-name="ce16">
            <text:p>5,297575</text:p>
          </table:table-cell>
          <table:table-cell office:value-type="float" office:value="5.218731" table:style-name="ce17">
            <text:p>5,218731</text:p>
          </table:table-cell>
          <table:table-cell office:value-type="float" office:value="5.3459430000000001" table:style-name="ce16">
            <text:p>5,345943</text:p>
          </table:table-cell>
          <table:table-cell office:value-type="float" office:value="5.5960530000000004" table:style-name="ce17">
            <text:p>5,596053</text:p>
          </table:table-cell>
          <table:table-cell office:value-type="float" office:value="5.8480480000000004" table:style-name="ce16">
            <text:p>5,848048</text:p>
          </table:table-cell>
          <table:table-cell office:value-type="float" office:value="5.7721960000000001" table:style-name="ce17">
            <text:p>5,772196</text:p>
          </table:table-cell>
          <table:table-cell table:number-columns-repeated="6" table:style-name="ce20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8" table:style-name="ce6">
            <text:p>18</text:p>
          </table:table-cell>
          <table:table-cell office:value-type="float" office:value="3.5563123902151537" table:formula="of:=[.B18]/[.E18]" table:style-name="ce1">
            <text:p>3,55631239</text:p>
          </table:table-cell>
          <table:table-cell office:value-type="float" office:value="4.2143177178757973" table:formula="of:=[.B18]/[.F18]" table:style-name="ce1">
            <text:p>4,214317718</text:p>
          </table:table-cell>
          <table:table-cell office:value-type="float" office:value="7.2211743841728193" table:formula="of:=[.B18]/[.G18]" table:style-name="ce1">
            <text:p>7,221174384</text:p>
          </table:table-cell>
          <table:table-cell office:value-type="float" office:value="15.38331012631955" table:formula="of:=[.B18]/[.H18]" table:style-name="ce1">
            <text:p>15,38331013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6">
            <text:p>n</text:p>
          </table:table-cell>
          <table:table-cell office:value-type="string" table:style-name="ce1">
            <text:p>Serial/CUDA depth 2 thread 32</text:p>
          </table:table-cell>
          <table:table-cell office:value-type="string" table:style-name="ce1">
            <text:p>Serial/CUDA depth 2 thread 64</text:p>
          </table:table-cell>
          <table:table-cell office:value-type="string" table:style-name="ce1">
            <text:p>Serial/CUDA depth 2 thread 128</text:p>
          </table:table-cell>
          <table:table-cell table:style-name="ce1"/>
          <table:table-cell office:value-type="string" table:style-name="ce6">
            <text:p>n</text:p>
          </table:table-cell>
          <table:table-cell office:value-type="string" table:style-name="ce1">
            <text:p>Serial/CUDA depth 4 thread 32</text:p>
          </table:table-cell>
          <table:table-cell office:value-type="string" table:style-name="ce1">
            <text:p>Serial/CUDA depth 4 thread 64</text:p>
          </table:table-cell>
          <table:table-cell office:value-type="string" table:style-name="ce1">
            <text:p>Serial/CUDA depth 4 thread 12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5" table:style-name="ce6">
            <text:p>5</text:p>
          </table:table-cell>
          <table:table-cell office:value-type="float" office:value="1.1514337954498114E-3" table:formula="of:=[.B5]/[.K5]" table:style-name="ce1">
            <text:p>0,001151434</text:p>
          </table:table-cell>
          <table:table-cell office:value-type="float" office:value="1.3019470323458598E-3" table:formula="of:=[.B5]/[.M5]" table:style-name="ce1">
            <text:p>0,001301947</text:p>
          </table:table-cell>
          <table:table-cell office:value-type="float" office:value="1.3292365239462962E-3" table:formula="of:=[.B5]/[.O5]" table:style-name="ce1">
            <text:p>0,001329237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6" table:style-name="ce6">
            <text:p>6</text:p>
          </table:table-cell>
          <table:table-cell office:value-type="float" office:value="2.3923444976076554E-3" table:formula="of:=[.B6]/[.K6]" table:style-name="ce1">
            <text:p>0,002392344</text:p>
          </table:table-cell>
          <table:table-cell office:value-type="float" office:value="2.2045192644922088E-3" table:formula="of:=[.B6]/[.M6]" table:style-name="ce1">
            <text:p>0,002204519</text:p>
          </table:table-cell>
          <table:table-cell office:value-type="float" office:value="2.4030256277221772E-3" table:formula="of:=[.B6]/[.O6]" table:style-name="ce1">
            <text:p>0,00240302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2.4040760015845049E-3" table:formula="of:=[.B6]/[.Q6]" table:style-name="ce1">
            <text:p>0,002404076</text:p>
          </table:table-cell>
          <table:table-cell office:value-type="float" office:value="2.3954051773416446E-3" table:formula="of:=[.B6]/[.S6]" table:style-name="ce1">
            <text:p>0,002395405</text:p>
          </table:table-cell>
          <table:table-cell office:value-type="float" office:value="2.3660684277744164E-3" table:formula="of:=[.B6]/[.U6]" table:style-name="ce1">
            <text:p>0,00236606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7" table:style-name="ce6">
            <text:p>7</text:p>
          </table:table-cell>
          <table:table-cell office:value-type="float" office:value="3.4322304071195044E-3" table:formula="of:=[.B7]/[.K7]" table:style-name="ce1">
            <text:p>0,00343223</text:p>
          </table:table-cell>
          <table:table-cell office:value-type="float" office:value="3.1689964427075506E-3" table:formula="of:=[.B7]/[.M7]" table:style-name="ce1">
            <text:p>0,003168996</text:p>
          </table:table-cell>
          <table:table-cell office:value-type="float" office:value="3.424889334109461E-3" table:formula="of:=[.B7]/[.O7]" table:style-name="ce1">
            <text:p>0,003424889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3.4184569652749627E-3" table:formula="of:=[.B7]/[.Q7]" table:style-name="ce1">
            <text:p>0,003418457</text:p>
          </table:table-cell>
          <table:table-cell office:value-type="float" office:value="3.4500156818894636E-3" table:formula="of:=[.B7]/[.S7]" table:style-name="ce1">
            <text:p>0,003450016</text:p>
          </table:table-cell>
          <table:table-cell office:value-type="float" office:value="3.2874647539599009E-3" table:formula="of:=[.B7]/[.U7]" table:style-name="ce1">
            <text:p>0,003287465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8" table:style-name="ce6">
            <text:p>8</text:p>
          </table:table-cell>
          <table:table-cell office:value-type="float" office:value="2.0509742127510565E-3" table:formula="of:=[.B8]/[.K8]" table:style-name="ce1">
            <text:p>0,002050974</text:p>
          </table:table-cell>
          <table:table-cell office:value-type="float" office:value="2.1849478410317217E-3" table:formula="of:=[.B8]/[.M8]" table:style-name="ce1">
            <text:p>0,002184948</text:p>
          </table:table-cell>
          <table:table-cell office:value-type="float" office:value="1.966332549997602E-3" table:formula="of:=[.B8]/[.O8]" table:style-name="ce1">
            <text:p>0,00196633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.232264387216203E-3" table:formula="of:=[.B8]/[.Q8]" table:style-name="ce1">
            <text:p>0,002232264</text:p>
          </table:table-cell>
          <table:table-cell office:value-type="float" office:value="2.2459907695257398E-3" table:formula="of:=[.B8]/[.S8]" table:style-name="ce1">
            <text:p>0,002245991</text:p>
          </table:table-cell>
          <table:table-cell office:value-type="float" office:value="2.1651880016899027E-3" table:formula="of:=[.B8]/[.U8]" table:style-name="ce1">
            <text:p>0,00216518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9" table:style-name="ce6">
            <text:p>9</text:p>
          </table:table-cell>
          <table:table-cell office:value-type="float" office:value="9.1297846105412288E-3" table:formula="of:=[.B9]/[.K9]" table:style-name="ce1">
            <text:p>0,009129785</text:p>
          </table:table-cell>
          <table:table-cell office:value-type="float" office:value="9.3598708983324373E-3" table:formula="of:=[.B9]/[.M9]" table:style-name="ce1">
            <text:p>0,009359871</text:p>
          </table:table-cell>
          <table:table-cell office:value-type="float" office:value="9.4777694559814805E-3" table:formula="of:=[.B9]/[.O9]" table:style-name="ce1">
            <text:p>0,009477769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9.5045610968481995E-3" table:formula="of:=[.B9]/[.Q9]" table:style-name="ce1">
            <text:p>0,009504561</text:p>
          </table:table-cell>
          <table:table-cell office:value-type="float" office:value="9.3307593307593306E-3" table:formula="of:=[.B9]/[.S9]" table:style-name="ce1">
            <text:p>0,009330759</text:p>
          </table:table-cell>
          <table:table-cell office:value-type="float" office:value="8.3026160397952978E-3" table:formula="of:=[.B9]/[.U9]" table:style-name="ce1">
            <text:p>0,008302616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0" table:style-name="ce6">
            <text:p>10</text:p>
          </table:table-cell>
          <table:table-cell office:value-type="float" office:value="4.7427694212956992E-2" table:formula="of:=[.B10]/[.K10]" table:style-name="ce1">
            <text:p>0,047427694</text:p>
          </table:table-cell>
          <table:table-cell office:value-type="float" office:value="4.9821798815605819E-2" table:formula="of:=[.B10]/[.M10]" table:style-name="ce1">
            <text:p>0,049821799</text:p>
          </table:table-cell>
          <table:table-cell office:value-type="float" office:value="4.8822107723361312E-2" table:formula="of:=[.B10]/[.O10]" table:style-name="ce1">
            <text:p>0,048822108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4.963346968531044E-2" table:formula="of:=[.B10]/[.Q10]" table:style-name="ce1">
            <text:p>0,04963347</text:p>
          </table:table-cell>
          <table:table-cell office:value-type="float" office:value="4.9196451271895196E-2" table:formula="of:=[.B10]/[.S10]" table:style-name="ce1">
            <text:p>0,049196451</text:p>
          </table:table-cell>
          <table:table-cell office:value-type="float" office:value="4.9889406049421249E-2" table:formula="of:=[.B10]/[.U10]" table:style-name="ce1">
            <text:p>0,049889406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float" office:value="11" table:style-name="ce6">
            <text:p>11</text:p>
          </table:table-cell>
          <table:table-cell office:value-type="float" office:value="0.237300199292309" table:formula="of:=[.B11]/[.K11]" table:style-name="ce1">
            <text:p>0,237300199</text:p>
          </table:table-cell>
          <table:table-cell office:value-type="float" office:value="0.23356373680628764" table:formula="of:=[.B11]/[.M11]" table:style-name="ce1">
            <text:p>0,233563737</text:p>
          </table:table-cell>
          <table:table-cell office:value-type="float" office:value="0.23127081021087681" table:formula="of:=[.B11]/[.O11]" table:style-name="ce1">
            <text:p>0,23127081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0.23465653153153154" table:formula="of:=[.B11]/[.Q11]" table:style-name="ce1">
            <text:p>0,234656532</text:p>
          </table:table-cell>
          <table:table-cell office:value-type="float" office:value="0.238149337396936" table:formula="of:=[.B11]/[.S11]" table:style-name="ce1">
            <text:p>0,238149337</text:p>
          </table:table-cell>
          <table:table-cell office:value-type="float" office:value="0.2376223510405778" table:formula="of:=[.B11]/[.U11]" table:style-name="ce1">
            <text:p>0,23762235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" table:style-name="ce6">
            <text:p>12</text:p>
          </table:table-cell>
          <table:table-cell office:value-type="float" office:value="1.2274654819900548" table:formula="of:=[.B12]/[.K12]" table:style-name="ce1">
            <text:p>1,227465482</text:p>
          </table:table-cell>
          <table:table-cell office:value-type="float" office:value="1.2359040829552819" table:formula="of:=[.B12]/[.M12]" table:style-name="ce1">
            <text:p>1,235904083</text:p>
          </table:table-cell>
          <table:table-cell office:value-type="float" office:value="1.2622582738481507" table:formula="of:=[.B12]/[.O12]" table:style-name="ce1">
            <text:p>1,262258274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1.2797142067658784" table:formula="of:=[.B12]/[.Q12]" table:style-name="ce1">
            <text:p>1,279714207</text:p>
          </table:table-cell>
          <table:table-cell office:value-type="float" office:value="1.3028399196249163" table:formula="of:=[.B12]/[.S12]" table:style-name="ce1">
            <text:p>1,30283992</text:p>
          </table:table-cell>
          <table:table-cell office:value-type="float" office:value="1.2510547980447646" table:formula="of:=[.B12]/[.U12]" table:style-name="ce1">
            <text:p>1,251054798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3" table:style-name="ce6">
            <text:p>13</text:p>
          </table:table-cell>
          <table:table-cell office:value-type="float" office:value="6.1320660170160135" table:formula="of:=[.B13]/[.K13]" table:style-name="ce1">
            <text:p>6,132066017</text:p>
          </table:table-cell>
          <table:table-cell office:value-type="float" office:value="6.3786598349747132" table:formula="of:=[.B13]/[.M13]" table:style-name="ce1">
            <text:p>6,378659835</text:p>
          </table:table-cell>
          <table:table-cell office:value-type="float" office:value="6.466730380031481" table:formula="of:=[.B13]/[.O13]" table:style-name="ce1">
            <text:p>6,46673038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7.5838420865254017" table:formula="of:=[.B13]/[.Q13]" table:style-name="ce1">
            <text:p>7,583842087</text:p>
          </table:table-cell>
          <table:table-cell office:value-type="float" office:value="7.6281996869943489" table:formula="of:=[.B13]/[.S13]" table:style-name="ce1">
            <text:p>7,628199687</text:p>
          </table:table-cell>
          <table:table-cell office:value-type="float" office:value="7.500860742325048" table:formula="of:=[.B13]/[.U13]" table:style-name="ce1">
            <text:p>7,500860742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4" table:style-name="ce6">
            <text:p>14</text:p>
          </table:table-cell>
          <table:table-cell office:value-type="float" office:value="20.463175922317308" table:formula="of:=[.B14]/[.K14]" table:style-name="ce1">
            <text:p>20,46317592</text:p>
          </table:table-cell>
          <table:table-cell office:value-type="float" office:value="22.671499464824368" table:formula="of:=[.B14]/[.M14]" table:style-name="ce1">
            <text:p>22,67149946</text:p>
          </table:table-cell>
          <table:table-cell office:value-type="float" office:value="22.339327768356334" table:formula="of:=[.B14]/[.O14]" table:style-name="ce1">
            <text:p>22,33932777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47.082775518452095" table:formula="of:=[.B14]/[.Q14]" table:style-name="ce1">
            <text:p>47,08277552</text:p>
          </table:table-cell>
          <table:table-cell office:value-type="float" office:value="49.343745863666442" table:formula="of:=[.B14]/[.S14]" table:style-name="ce1">
            <text:p>49,34374586</text:p>
          </table:table-cell>
          <table:table-cell office:value-type="float" office:value="47.485797263903393" table:formula="of:=[.B14]/[.U14]" table:style-name="ce1">
            <text:p>47,48579726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5" table:style-name="ce6">
            <text:p>15</text:p>
          </table:table-cell>
          <table:table-cell office:value-type="float" office:value="51.512351198078989" table:formula="of:=[.B15]/[.K15]" table:style-name="ce1">
            <text:p>51,5123512</text:p>
          </table:table-cell>
          <table:table-cell office:value-type="float" office:value="51.644889005342868" table:formula="of:=[.B15]/[.M15]" table:style-name="ce1">
            <text:p>51,64488901</text:p>
          </table:table-cell>
          <table:table-cell office:value-type="float" office:value="51.861287623102278" table:formula="of:=[.B15]/[.O15]" table:style-name="ce1">
            <text:p>51,86128762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285.12032041939483" table:formula="of:=[.B15]/[.Q15]" table:style-name="ce1">
            <text:p>285,1203204</text:p>
          </table:table-cell>
          <table:table-cell office:value-type="float" office:value="285.72320377555917" table:formula="of:=[.B15]/[.S15]" table:style-name="ce1">
            <text:p>285,7232038</text:p>
          </table:table-cell>
          <table:table-cell office:value-type="float" office:value="286.58532119118422" table:formula="of:=[.B15]/[.U15]" table:style-name="ce1">
            <text:p>286,5853212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6" table:style-name="ce6">
            <text:p>16</text:p>
          </table:table-cell>
          <table:table-cell office:value-type="float" office:value="71.042864375495085" table:formula="of:=[.B16]/[.K16]" table:style-name="ce1">
            <text:p>71,04286438</text:p>
          </table:table-cell>
          <table:table-cell office:value-type="float" office:value="69.798346781298648" table:formula="of:=[.B16]/[.M16]" table:style-name="ce1">
            <text:p>69,79834678</text:p>
          </table:table-cell>
          <table:table-cell office:value-type="float" office:value="69.834237038506174" table:formula="of:=[.B16]/[.O16]" table:style-name="ce1">
            <text:p>69,83423704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78.39397068266965" table:formula="of:=[.B16]/[.Q16]" table:style-name="ce1">
            <text:p>878,3939707</text:p>
          </table:table-cell>
          <table:table-cell office:value-type="float" office:value="836.89689997887251" table:formula="of:=[.B16]/[.S16]" table:style-name="ce1">
            <text:p>836,8969</text:p>
          </table:table-cell>
          <table:table-cell office:value-type="float" office:value="833.7006901601751" table:formula="of:=[.B16]/[.U16]" table:style-name="ce1">
            <text:p>833,7006902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" table:style-name="ce6">
            <text:p>17</text:p>
          </table:table-cell>
          <table:table-cell office:value-type="float" office:value="93.987693601050395" table:formula="of:=[.B17]/[.K17]" table:style-name="ce1">
            <text:p>93,9876936</text:p>
          </table:table-cell>
          <table:table-cell office:value-type="float" office:value="91.995679157005881" table:formula="of:=[.B17]/[.M17]" table:style-name="ce1">
            <text:p>91,99567916</text:p>
          </table:table-cell>
          <table:table-cell office:value-type="float" office:value="92.195572244714995" table:formula="of:=[.B17]/[.O17]" table:style-name="ce1">
            <text:p>92,19557224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1943.5350267479159" table:formula="of:=[.B17]/[.Q17]" table:style-name="ce1">
            <text:p>1943,535027</text:p>
          </table:table-cell>
          <table:table-cell office:value-type="float" office:value="1886.9964915607814" table:formula="of:=[.B17]/[.S17]" table:style-name="ce1">
            <text:p>1886,996492</text:p>
          </table:table-cell>
          <table:table-cell office:value-type="float" office:value="1675.4192386860736" table:formula="of:=[.B17]/[.U17]" table:style-name="ce1">
            <text:p>1675,419239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8" table:style-name="ce6">
            <text:p>18</text:p>
          </table:table-cell>
          <table:table-cell office:value-type="float" office:value="91.307606067615012" table:formula="of:=[.B18]/[.K18]" table:style-name="ce1">
            <text:p>91,30760607</text:p>
          </table:table-cell>
          <table:table-cell office:value-type="float" office:value="83.284404230641002" table:formula="of:=[.B18]/[.M18]" table:style-name="ce1">
            <text:p>83,28440423</text:p>
          </table:table-cell>
          <table:table-cell office:value-type="float" office:value="83.171581746680545" table:formula="of:=[.B18]/[.O18]" table:style-name="ce1">
            <text:p>83,1715817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2259.3211819558946" table:formula="of:=[.B18]/[.Q18]" table:style-name="ce1">
            <text:p>2259,321182</text:p>
          </table:table-cell>
          <table:table-cell office:value-type="float" office:value="2238.8797281415082" table:formula="of:=[.B18]/[.S18]" table:style-name="ce1">
            <text:p>2238,879728</text:p>
          </table:table-cell>
          <table:table-cell office:value-type="float" office:value="2046.6527310480349" table:formula="of:=[.B18]/[.U18]" table:style-name="ce1">
            <text:p>2046,65273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12" svg:x="0in" svg:y="0.07441in" svg:width="6.07913in" svg:height="3.58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/>
          <table:table-cell table:number-columns-repeated="2" table:style-name="ce1"/>
          <table:table-cell table:style-name="ce1">
            <draw:frame draw:z-index="1" draw:id="id0" draw:style-name="a0" draw:name="Chart 5" svg:x="0.78346in" svg:y="0.06496in" svg:width="6.72913in" svg:height="3.9708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5" draw:id="id4" draw:style-name="a4" draw:name="Chart 19" svg:x="1.51102in" svg:y="0.0437in" svg:width="6.21654in" svg:height="3.187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6" draw:id="id5" draw:style-name="a5" draw:name="Chart 20" svg:x="1.93543in" svg:y="0.0559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1" draw:id="id10" draw:style-name="a10" draw:name="Chart 12" svg:x="1.75417in" svg:y="0.05833in" svg:width="5.77083in" svg:height="2.97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13" draw:id="id12" draw:style-name="a12" draw:name="Chart 14" svg:x="0.04896in" svg:y="0.16875in" svg:width="5.01667in" svg:height="3.06667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4" draw:id="id13" draw:style-name="a13" draw:name="Chart 15" svg:x="0.06562in" svg:y="0.18542in" svg:width="4.98958in" svg:height="3.0666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number-columns-repeated="8"/>
          <table:table-cell table:style-name="ce1">
            <draw:frame draw:z-index="12" draw:id="id11" draw:style-name="a11" draw:name="Chart 13" svg:x="0.43333in" svg:y="0.16667in" svg:width="4.99167in" svg:height="3.01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7" draw:id="id6" draw:style-name="a6" draw:name="Chart 27" svg:x="0in" svg:y="0.15433in" svg:width="6.30433in" svg:height="3.4791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8" draw:id="id7" draw:style-name="a7" draw:name="Chart 28" svg:x="1.00827in" svg:y="0.1126in" svg:width="6.39567in" svg:height="3.737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21"/>
          <table:table-cell table:number-columns-repeated="1636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0" draw:id="id9" draw:style-name="a9" draw:name="Chart 30" svg:x="0in" svg:y="0.18819in" svg:width="7.57913in" svg:height="4.095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9" draw:id="id8" draw:style-name="a8" draw:name="Chart 29" svg:x="1.34775in" svg:y="0.02725in" svg:width="6.0126in" svg:height="3.8456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31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9" svg:x="0in" svg:y="0.07165in" svg:width="5.78346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4" draw:id="id3" draw:style-name="a3" draw:name="Chart 18" svg:x="1.09961in" svg:y="0.02559in" svg:width="5.95827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Mono" svg:font-family="&quot;Liberation Mono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6" number:min-integer-digits="1"/>
    </number:number-style>
    <number:currency-style style:name="N37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7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Tasneem</dc:creator>
    <meta:creation-date>2019-06-18T20:52:05Z</meta:creation-date>
    <dc:date>2019-06-22T20:02:10Z</dc:date>
    <meta:editing-cycles>17</meta:editing-cycles>
    <meta:editing-duration>PT6015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5.9023622047244pt" svg:width="484.4976377952756pt" chart:style-name="Crt0">
        <chart:title svg:x="62.24874015748031pt" svg:y="7.341732283464566pt" chart:style-name="CT00">
          <text:p text:style-name="a0" text:class-names="" text:cond-style-name="">MPI implementation times for each number of nod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A$5:.$A$18"/>
          </chart:axis>
          <chart:series chart:label-cell-address="Sheet1.$E$4" chart:values-cell-range-address="Sheet1.$E$5:.$E$18" chart:class="chart:line" chart:attached-axis="primary-y" chart:style-name="G0S0">
            <chart:data-point chart:repeated="14"/>
          </chart:series>
          <chart:series chart:label-cell-address="Sheet1.$F$4" chart:values-cell-range-address="Sheet1.$F$5:.$F$18" chart:class="chart:line" chart:attached-axis="primary-y" chart:style-name="G0S1">
            <chart:data-point chart:repeated="14"/>
          </chart:series>
          <chart:series chart:label-cell-address="Sheet1.$G$4" chart:values-cell-range-address="Sheet1.$G$5:.$G$18" chart:class="chart:line" chart:attached-axis="primary-y" chart:style-name="G0S2">
            <chart:data-point chart:repeated="14"/>
          </chart:series>
          <chart:series chart:label-cell-address="Sheet1.$H$4" chart:values-cell-range-address="Sheet1.$H$5:.$H$18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4.8881889763779pt" svg:width="545.6976377952756pt" chart:style-name="Crt0">
        <chart:title chart:style-name="CT00">
          <text:p text:style-name="a0" text:class-names="" text:cond-style-name="">Comparison of each implement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(s)</text:p>
            </chart:title>
            <chart:grid chart:class="major" chart:style-name="GMa0"/>
          </chart:axis>
          <chart:axis chart:dimension="x" chart:name="primary-x" chart:style-name="Axs1">
            <chart:title svg:x="216.9354330708661pt" svg:y="269.7165354330709pt" chart:style-name="AT01">
              <text:p text:style-name="a2" text:class-names="" text:cond-style-name="">N</text:p>
            </chart:title>
            <chart:categories table:cell-range-address="Sheet1.$A$6:.$A$18"/>
            <chart:grid chart:class="major" chart:style-name="GMa1"/>
          </chart:axis>
          <chart:series chart:values-cell-range-address="Sheet1.$B$6:.$B$18" chart:class="chart:line" chart:attached-axis="primary-y" chart:style-name="G0S0">
            <chart:data-point chart:repeated="13"/>
          </chart:series>
          <chart:series chart:values-cell-range-address="Sheet1.$H$6:.$H$18" chart:class="chart:line" chart:attached-axis="primary-y" chart:style-name="G0S1">
            <chart:data-point chart:repeated="13"/>
          </chart:series>
          <chart:series chart:values-cell-range-address="Sheet1.$U$6:.$U$18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4.2pt" svg:width="415.5pt" chart:style-name="Crt0">
        <chart:title chart:style-name="CT00">
          <text:p text:style-name="a0" text:class-names="" text:cond-style-name="">CUDA implementation with depth 5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Sheet1.$J$7:.$J$18"/>
          </chart:axis>
          <chart:axis chart:dimension="y" chart:name="primary-y" chart:style-name="Axs1">
            <chart:title chart:style-name="AT01">
              <text:p text:style-name="a2" text:class-names="" text:cond-style-name="">Timr(s)</text:p>
            </chart:title>
            <chart:grid chart:class="major" chart:style-name="GMa1"/>
          </chart:axis>
          <chart:series chart:values-cell-range-address="Sheet1.$W$7:.$W$18" chart:class="chart:line" chart:attached-axis="primary-y" chart:style-name="G0S0">
            <chart:data-point chart:repeated="12"/>
          </chart:series>
          <chart:series chart:values-cell-range-address="Sheet1.$Y$7:.$Y$18" chart:class="chart:line" chart:attached-axis="primary-y" chart:style-name="G0S1">
            <chart:data-point chart:repeated="12"/>
          </chart:series>
          <chart:series chart:values-cell-range-address="Sheet1.$AA$7:.$AA$18" chart:class="chart:line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line" svg:height="216.9pt" svg:width="359.4pt" chart:style-name="Crt0">
        <chart:title chart:style-name="CT00">
          <text:p text:style-name="a0" text:class-names="" text:cond-style-name="">CUDA implementation with 32 thread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Sheet1.$J$5:.$J$18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(s)</text:p>
            </chart:title>
            <chart:grid chart:class="major" chart:style-name="GMa1"/>
          </chart:axis>
          <chart:series chart:values-cell-range-address="Sheet1.$K$5:.$K$18" chart:class="chart:line" chart:attached-axis="primary-y" chart:style-name="G0S0">
            <chart:data-point chart:repeated="14"/>
          </chart:series>
          <chart:series chart:values-cell-range-address="Sheet1.$Q$5:.$Q$18" chart:class="chart:line" chart:attached-axis="primary-y" chart:style-name="G0S1">
            <chart:data-point chart:repeated="14"/>
          </chart:series>
          <chart:series chart:values-cell-range-address="Sheet1.$W$5:.$W$18" chart:class="chart:line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line" svg:height="220.8pt" svg:width="361.2pt" chart:style-name="Crt0">
        <chart:title svg:x="55.94771653543307pt" svg:y="9.2pt" chart:style-name="CT00">
          <text:p text:style-name="a0" text:class-names="" text:cond-style-name="">CUDA implementation with 64 thread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Sheet1.$J$5:.$J$18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(s)</text:p>
            </chart:title>
            <chart:grid chart:class="major" chart:style-name="GMa1"/>
          </chart:axis>
          <chart:series chart:values-cell-range-address="Sheet1.$M$5:.$M$18" chart:class="chart:line" chart:attached-axis="primary-y" chart:style-name="G0S0">
            <chart:data-point chart:repeated="14"/>
          </chart:series>
          <chart:series chart:values-cell-range-address="Sheet1.$S$5:.$S$18" chart:class="chart:line" chart:attached-axis="primary-y" chart:style-name="G0S1">
            <chart:data-point chart:repeated="14"/>
          </chart:series>
          <chart:series chart:values-cell-range-address="Sheet1.$Y$5:.$Y$18" chart:class="chart:line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0.8pt" svg:width="359.25pt" chart:style-name="Crt0">
        <chart:title chart:style-name="CT00">
          <text:p text:style-name="a0" text:class-names="" text:cond-style-name="">CUDA implementation with 128 thread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Sheet1.$J$5:.$J$18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(s)</text:p>
            </chart:title>
            <chart:grid chart:class="major" chart:style-name="GMa1"/>
          </chart:axis>
          <chart:series chart:values-cell-range-address="Sheet1.$O$5:.$O$18" chart:class="chart:line" chart:attached-axis="primary-y" chart:style-name="G0S0">
            <chart:data-point chart:repeated="14"/>
          </chart:series>
          <chart:series chart:values-cell-range-address="Sheet1.$U$5:.$U$18" chart:class="chart:line" chart:attached-axis="primary-y" chart:style-name="G0S1">
            <chart:data-point chart:repeated="14"/>
          </chart:series>
          <chart:series chart:values-cell-range-address="Sheet1.$AA$5:.$AA$18" chart:class="chart:line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416.4094488188977pt" chart:style-name="Crt0">
        <chart:title chart:style-name="CT00">
          <text:p text:style-name="a0" text:class-names="" text:cond-style-name="">MPI for 15 to 18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15:.$A$18"/>
          </chart:axis>
          <chart:series chart:values-cell-range-address="Sheet1.$E$15:.$E$18" chart:class="chart:line" chart:attached-axis="primary-y" chart:style-name="G0S0">
            <chart:data-point chart:repeated="4"/>
          </chart:series>
          <chart:series chart:values-cell-range-address="Sheet1.$F$15:.$F$18" chart:class="chart:line" chart:attached-axis="primary-y" chart:style-name="G0S1">
            <chart:data-point chart:repeated="4"/>
          </chart:series>
          <chart:series chart:values-cell-range-address="Sheet1.$G$15:.$G$18" chart:class="chart:line" chart:attached-axis="primary-y" chart:style-name="G0S2">
            <chart:data-point chart:repeated="4"/>
          </chart:series>
          <chart:series chart:values-cell-range-address="Sheet1.$H$15:.$H$1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58.2928346456693pt" svg:width="437.6976377952756pt" chart:style-name="Crt0">
        <chart:title chart:style-name="CT00">
          <text:p text:style-name="a0" text:class-names="" text:cond-style-name="">Serial implementation time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A$5:.$A$18"/>
          </chart:axis>
          <chart:series chart:label-cell-address="Sheet1.$B$4" chart:values-cell-range-address="Sheet1.$B$5:.$B$18" chart:class="chart:line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428.9952755905512pt" chart:style-name="Crt0">
        <chart:title chart:style-name="CT00">
          <text:p text:style-name="a0" text:class-names="" text:cond-style-name="">Number of solutions per 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solu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A$5:.$A$21"/>
          </chart:axis>
          <chart:series chart:values-cell-range-address="Sheet1.$AD$5:.$AD$21" chart:class="chart:line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29.4929133858268pt" svg:width="447.5905511811023pt" chart:style-name="Crt0">
        <chart:title chart:style-name="CT00">
          <text:p text:style-name="a0" text:class-names="" text:cond-style-name="">CUDA implementation with depth 2</text:p>
        </chart:title>
        <chart:legend chart:legend-position="bottom" chart:legend-align="center" chart:style-name="Lgnd"/>
        <chart:plot-area svg:x="17.26299212598425pt" svg:y="34.97952755905512pt" svg:width="421.9937007874016pt" svg:height="164.8345669291339pt" chart:style-name="Plt0">
          <chart:axis chart:dimension="y" chart:name="primary-y" chart:style-name="Axs0">
            <chart:title chart:style-name="AT00">
              <text:p text:style-name="a1" text:class-names="" text:cond-style-name="">Time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J$5:.$J$18"/>
          </chart:axis>
          <chart:series chart:values-cell-range-address="Sheet1.$K$5:.$K$18" chart:class="chart:line" chart:attached-axis="primary-y" chart:style-name="G0S0">
            <chart:data-point chart:repeated="14"/>
          </chart:series>
          <chart:series chart:values-cell-range-address="Sheet1.$M$5:.$M$18" chart:class="chart:line" chart:attached-axis="primary-y" chart:style-name="G0S1">
            <chart:data-point chart:repeated="14"/>
          </chart:series>
          <chart:series chart:values-cell-range-address="Sheet1.$O$5:.$O$18" chart:class="chart:line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UDA implementation with depth 4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J$6:.$J$18"/>
          </chart:axis>
          <chart:series chart:values-cell-range-address="Sheet1.$Q$6:.$Q$18" chart:class="chart:line" chart:attached-axis="primary-y" chart:style-name="G0S0">
            <chart:data-point chart:repeated="13"/>
          </chart:series>
          <chart:series chart:values-cell-range-address="Sheet1.$S$6:.$S$18" chart:class="chart:line" chart:attached-axis="primary-y" chart:style-name="G0S1">
            <chart:data-point chart:repeated="13"/>
          </chart:series>
          <chart:series chart:values-cell-range-address="Sheet1.$U$6:.$U$18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50.4975590551181pt" svg:width="453.911811023622pt" chart:style-name="Crt0">
        <chart:title svg:x="103.6768503937008pt" svg:y="4.988976377952756pt" chart:style-name="CT00">
          <text:p text:style-name="a0" text:class-names="" text:cond-style-name="">Speed up of MPI implementation over serial implement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 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C$26:.$C$39"/>
            <chart:grid chart:class="major" chart:style-name="GMa1"/>
          </chart:axis>
          <chart:series chart:values-cell-range-address="Sheet1.$D$26:.$D$39" chart:class="chart:line" chart:attached-axis="primary-y" chart:style-name="G0S0">
            <chart:data-point chart:repeated="14"/>
          </chart:series>
          <chart:series chart:values-cell-range-address="Sheet1.$E$26:.$E$39" chart:class="chart:line" chart:attached-axis="primary-y" chart:style-name="G0S1">
            <chart:data-point chart:repeated="14"/>
          </chart:series>
          <chart:series chart:values-cell-range-address="Sheet1.$F$26:.$F$39" chart:class="chart:line" chart:attached-axis="primary-y" chart:style-name="G0S2">
            <chart:data-point chart:repeated="14"/>
          </chart:series>
          <chart:series chart:values-cell-range-address="Sheet1.$G$26:.$G$39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9.0929133858268pt" svg:width="460.488188976378pt" chart:style-name="Crt0">
        <chart:title chart:style-name="CT00">
          <text:p text:style-name="a0" text:class-names="" text:cond-style-name="">CUDA implementation with depth 2 speed up over serial implement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 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C$43:.$C$56"/>
            <chart:grid chart:class="major" chart:style-name="GMa1"/>
          </chart:axis>
          <chart:series chart:values-cell-range-address="Sheet1.$D$43:.$D$56" chart:class="chart:line" chart:attached-axis="primary-y" chart:style-name="G0S0">
            <chart:data-point chart:repeated="14"/>
          </chart:series>
          <chart:series chart:values-cell-range-address="Sheet1.$E$43:.$E$56" chart:class="chart:line" chart:attached-axis="primary-y" chart:style-name="G0S1">
            <chart:data-point chart:repeated="14"/>
          </chart:series>
          <chart:series chart:values-cell-range-address="Sheet1.$F$43:.$F$56" chart:class="chart:line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6.8881102362205pt" svg:width="432.9070866141732pt" chart:style-name="Crt0">
        <chart:title chart:style-name="CT00">
          <text:p text:style-name="a0" text:class-names="" text:cond-style-name="">CUDA implementation with depth 4 speed up over serial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 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categories table:cell-range-address="Sheet1.$H$44:.$H$56"/>
            <chart:grid chart:class="major" chart:style-name="GMa1"/>
          </chart:axis>
          <chart:series chart:values-cell-range-address="Sheet1.$I$44:.$I$56" chart:class="chart:line" chart:attached-axis="primary-y" chart:style-name="G0S0">
            <chart:data-point chart:repeated="13"/>
          </chart:series>
          <chart:series chart:values-cell-range-address="Sheet1.$J$44:.$J$56" chart:class="chart:line" chart:attached-axis="primary-y" chart:style-name="G0S1">
            <chart:data-point chart:repeated="13"/>
          </chart:series>
          <chart:series chart:values-cell-range-address="Sheet1.$K$44:.$K$56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